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lfaen" svg:font-family="Sylfaen" style:font-family-generic="roman" style:font-pitch="variable" svg:panose-1="1 10 5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1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2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2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T2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2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T2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T2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T2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T2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1" style:parent-style-name="DefaultParagraphFont" style:family="text">
      <style:text-properties fo:font-weight="bold" style:font-weight-asian="bold" style:font-weight-complex="bold"/>
    </style:style>
    <style:style style:name="T2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T2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T2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T2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T2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2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T2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T3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T3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3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1" style:parent-style-name="DefaultParagraphFont" style:family="text">
      <style:text-properties fo:font-weight="bold" style:font-weight-asian="bold" style:font-weight-complex="bold"/>
    </style:style>
    <style:style style:name="T3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7" style:parent-style-name="DefaultParagraphFont" style:family="text">
      <style:text-properties fo:font-weight="bold" style:font-weight-asian="bold" style:font-weight-complex="bold"/>
    </style:style>
    <style:style style:name="T3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3" style:parent-style-name="DefaultParagraphFont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3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9" style:parent-style-name="DefaultParagraphFont" style:family="text">
      <style:text-properties fo:font-weight="bold" style:font-weight-asian="bold" style:font-weight-complex="bold"/>
    </style:style>
    <style:style style:name="T3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T3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T3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3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T3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T3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1" style:parent-style-name="DefaultParagraphFont" style:family="text">
      <style:text-properties fo:font-weight="bold" style:font-weight-asian="bold" style:font-weight-complex="bold"/>
    </style:style>
    <style:style style:name="T3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3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T3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3" style:parent-style-name="DefaultParagraphFont" style:family="text">
      <style:text-properties fo:font-weight="bold" style:font-weight-asian="bold" style:font-weight-complex="bold"/>
    </style:style>
    <style:style style:name="T3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5" style:parent-style-name="DefaultParagraphFont" style:family="text">
      <style:text-properties fo:font-weight="bold" style:font-weight-asian="bold" style:font-weight-complex="bold"/>
    </style:style>
    <style:style style:name="T3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T3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T3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T3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7" style:parent-style-name="DefaultParagraphFont" style:family="text">
      <style:text-properties fo:font-weight="bold" style:font-weight-asian="bold" style:font-weight-complex="bold"/>
    </style:style>
    <style:style style:name="T3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9" style:parent-style-name="DefaultParagraphFont" style:family="text">
      <style:text-properties fo:font-weight="bold" style:font-weight-asian="bold" style:font-weight-complex="bold"/>
    </style:style>
    <style:style style:name="T3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5" style:parent-style-name="DefaultParagraphFont" style:family="text">
      <style:text-properties fo:font-weight="bold" style:font-weight-asian="bold" style:font-weight-complex="bold"/>
    </style:style>
    <style:style style:name="T3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7" style:parent-style-name="DefaultParagraphFont" style:family="text">
      <style:text-properties fo:font-weight="bold" style:font-weight-asian="bold" style:font-weight-complex="bold"/>
    </style:style>
    <style:style style:name="T3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3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1" style:parent-style-name="DefaultParagraphFont" style:family="text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T394" style:parent-style-name="DefaultParagraphFont" style:family="text">
      <style:text-properties fo:font-weight="bold" style:font-weight-asian="bold" style:font-weight-complex="bold"/>
    </style:style>
    <style:style style:name="T3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6" style:parent-style-name="DefaultParagraphFont" style:family="text">
      <style:text-properties fo:font-weight="bold" style:font-weight-asian="bold" style:font-weight-complex="bold"/>
    </style:style>
    <style:style style:name="T3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T4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2" style:parent-style-name="DefaultParagraphFont" style:family="text">
      <style:text-properties fo:font-weight="bold" style:font-weight-asian="bold" style:font-weight-complex="bold"/>
    </style:style>
    <style:style style:name="T4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4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T4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8" style:parent-style-name="DefaultParagraphFont" style:family="text">
      <style:text-properties fo:font-weight="bold" style:font-weight-asian="bold" style:font-weight-complex="bold"/>
    </style:style>
    <style:style style:name="T4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0" style:parent-style-name="DefaultParagraphFont" style:family="text">
      <style:text-properties fo:font-weight="bold" style:font-weight-asian="bold" style:font-weight-complex="bold"/>
    </style:style>
    <style:style style:name="T4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2" style:parent-style-name="DefaultParagraphFont" style:family="text">
      <style:text-properties fo:font-weight="bold" style:font-weight-asian="bold" style:font-weight-complex="bold"/>
    </style:style>
    <style:style style:name="T4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4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6" style:parent-style-name="DefaultParagraphFont" style:family="text">
      <style:text-properties fo:font-weight="bold" style:font-weight-asian="bold" style:font-weight-complex="bold"/>
    </style:style>
    <style:style style:name="T4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8" style:parent-style-name="DefaultParagraphFont" style:family="text">
      <style:text-properties fo:font-weight="bold" style:font-weight-asian="bold" style:font-weight-complex="bold"/>
    </style:style>
    <style:style style:name="T4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0" style:parent-style-name="DefaultParagraphFont" style:family="text">
      <style:text-properties fo:font-weight="bold" style:font-weight-asian="bold" style:font-weight-complex="bold"/>
    </style:style>
    <style:style style:name="T4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2" style:parent-style-name="DefaultParagraphFont" style:family="text">
      <style:text-properties fo:font-weight="bold" style:font-weight-asian="bold" style:font-weight-complex="bold"/>
    </style:style>
    <style:style style:name="T4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T4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6" style:parent-style-name="DefaultParagraphFont" style:family="text">
      <style:text-properties fo:font-weight="bold" style:font-weight-asian="bold" style:font-weight-complex="bold"/>
    </style:style>
    <style:style style:name="T42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0" style:parent-style-name="DefaultParagraphFont" style:family="text">
      <style:text-properties fo:font-weight="bold" style:font-weight-asian="bold" style:font-weight-complex="bold"/>
    </style:style>
    <style:style style:name="T43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2" style:parent-style-name="DefaultParagraphFont" style:family="text">
      <style:text-properties fo:font-weight="bold" style:font-weight-asian="bold" style:font-weight-complex="bold"/>
    </style:style>
    <style:style style:name="T4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4" style:parent-style-name="DefaultParagraphFont" style:family="text">
      <style:text-properties fo:font-weight="bold" style:font-weight-asian="bold" style:font-weight-complex="bold"/>
    </style:style>
    <style:style style:name="T4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6" style:parent-style-name="DefaultParagraphFont" style:family="text">
      <style:text-properties fo:font-weight="bold" style:font-weight-asian="bold" style:font-weight-complex="bold"/>
    </style:style>
    <style:style style:name="T4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8" style:parent-style-name="DefaultParagraphFont" style:family="text">
      <style:text-properties fo:font-weight="bold" style:font-weight-asian="bold" style:font-weight-complex="bold"/>
    </style:style>
    <style:style style:name="T4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0" style:parent-style-name="DefaultParagraphFont" style:family="text">
      <style:text-properties fo:font-weight="bold" style:font-weight-asian="bold" style:font-weight-complex="bold"/>
    </style:style>
    <style:style style:name="T4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2" style:parent-style-name="DefaultParagraphFont" style:family="text">
      <style:text-properties fo:font-weight="bold" style:font-weight-asian="bold" style:font-weight-complex="bold"/>
    </style:style>
    <style:style style:name="P443" style:parent-style-name="Standard" style:family="paragraph">
      <style:text-properties fo:font-weight="bold" style:font-weight-asian="bold" style:font-weight-complex="bold"/>
    </style:style>
    <style:style style:name="P444" style:parent-style-name="Standard" style:family="paragraph">
      <style:text-properties fo:font-weight="bold" style:font-weight-asian="bold" style:font-weight-complex="bold"/>
    </style:style>
    <style:style style:name="T4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6" style:parent-style-name="DefaultParagraphFont" style:family="text">
      <style:text-properties fo:font-weight="bold" style:font-weight-asian="bold" style:font-weight-complex="bold"/>
    </style:style>
    <style:style style:name="T4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8" style:parent-style-name="DefaultParagraphFont" style:family="text">
      <style:text-properties fo:font-weight="bold" style:font-weight-asian="bold" style:font-weight-complex="bold"/>
    </style:style>
    <style:style style:name="T4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0" style:parent-style-name="DefaultParagraphFont" style:family="text">
      <style:text-properties fo:font-weight="bold" style:font-weight-asian="bold" style:font-weight-complex="bold"/>
    </style:style>
    <style:style style:name="T4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2" style:parent-style-name="DefaultParagraphFont" style:family="text">
      <style:text-properties fo:font-weight="bold" style:font-weight-asian="bold" style:font-weight-complex="bold"/>
    </style:style>
    <style:style style:name="T4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4" style:parent-style-name="DefaultParagraphFont" style:family="text">
      <style:text-properties fo:font-weight="bold" style:font-weight-asian="bold" style:font-weight-complex="bold"/>
    </style:style>
    <style:style style:name="T4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6" style:parent-style-name="DefaultParagraphFont" style:family="text">
      <style:text-properties fo:font-weight="bold" style:font-weight-asian="bold" style:font-weight-complex="bold"/>
    </style:style>
    <style:style style:name="T4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T4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0" style:parent-style-name="DefaultParagraphFont" style:family="text">
      <style:text-properties fo:font-weight="bold" style:font-weight-asian="bold" style:font-weight-complex="bold"/>
    </style:style>
    <style:style style:name="T4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2" style:parent-style-name="DefaultParagraphFont" style:family="text">
      <style:text-properties fo:font-weight="bold" style:font-weight-asian="bold" style:font-weight-complex="bold"/>
    </style:style>
    <style:style style:name="T4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4" style:parent-style-name="DefaultParagraphFont" style:family="text">
      <style:text-properties fo:font-weight="bold" style:font-weight-asian="bold" style:font-weight-complex="bold"/>
    </style:style>
    <style:style style:name="T4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6" style:parent-style-name="DefaultParagraphFont" style:family="text">
      <style:text-properties fo:font-weight="bold" style:font-weight-asian="bold" style:font-weight-complex="bold"/>
    </style:style>
    <style:style style:name="T4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P468" style:parent-style-name="Standard" style:family="paragraph">
      <style:text-properties fo:font-weight="bold" style:font-weight-asian="bold" style:font-weight-complex="bold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P470" style:parent-style-name="Standard" style:family="paragraph">
      <style:text-properties fo:font-weight="bold" style:font-weight-asian="bold" style:font-weight-complex="bold"/>
    </style:style>
    <style:style style:name="T471" style:parent-style-name="DefaultParagraphFont" style:family="text">
      <style:text-properties fo:font-weight="bold" style:font-weight-asian="bold" style:font-weight-complex="bold"/>
    </style:style>
    <style:style style:name="T4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3" style:parent-style-name="DefaultParagraphFont" style:family="text">
      <style:text-properties fo:font-weight="bold" style:font-weight-asian="bold" style:font-weight-complex="bold"/>
    </style:style>
    <style:style style:name="T4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5" style:parent-style-name="DefaultParagraphFont" style:family="text">
      <style:text-properties fo:font-weight="bold" style:font-weight-asian="bold" style:font-weight-complex="bold"/>
    </style:style>
    <style:style style:name="T4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7" style:parent-style-name="DefaultParagraphFont" style:family="text">
      <style:text-properties fo:font-weight="bold" style:font-weight-asian="bold" style:font-weight-complex="bold"/>
    </style:style>
    <style:style style:name="T4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9" style:parent-style-name="DefaultParagraphFont" style:family="text">
      <style:text-properties fo:font-weight="bold" style:font-weight-asian="bold" style:font-weight-complex="bold"/>
    </style:style>
    <style:style style:name="T4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1" style:parent-style-name="DefaultParagraphFont" style:family="text">
      <style:text-properties fo:font-weight="bold" style:font-weight-asian="bold" style:font-weight-complex="bold"/>
    </style:style>
    <style:style style:name="T4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3" style:parent-style-name="DefaultParagraphFont" style:family="text">
      <style:text-properties fo:font-weight="bold" style:font-weight-asian="bold" style:font-weight-complex="bold"/>
    </style:style>
    <style:style style:name="T4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5" style:parent-style-name="DefaultParagraphFont" style:family="text">
      <style:text-properties fo:font-weight="bold" style:font-weight-asian="bold" style:font-weight-complex="bold"/>
    </style:style>
    <style:style style:name="T4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7" style:parent-style-name="DefaultParagraphFont" style:family="text">
      <style:text-properties fo:font-weight="bold" style:font-weight-asian="bold" style:font-weight-complex="bold"/>
    </style:style>
    <style:style style:name="T4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9" style:parent-style-name="DefaultParagraphFont" style:family="text">
      <style:text-properties fo:font-weight="bold" style:font-weight-asian="bold" style:font-weight-complex="bold"/>
    </style:style>
    <style:style style:name="T4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1" style:parent-style-name="DefaultParagraphFont" style:family="text">
      <style:text-properties fo:font-weight="bold" style:font-weight-asian="bold" style:font-weight-complex="bold"/>
    </style:style>
    <style:style style:name="T4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3" style:parent-style-name="DefaultParagraphFont" style:family="text">
      <style:text-properties fo:font-weight="bold" style:font-weight-asian="bold" style:font-weight-complex="bold"/>
    </style:style>
    <style:style style:name="T4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5" style:parent-style-name="DefaultParagraphFont" style:family="text">
      <style:text-properties fo:font-weight="bold" style:font-weight-asian="bold" style:font-weight-complex="bold"/>
    </style:style>
    <style:style style:name="T4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T5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1" style:parent-style-name="DefaultParagraphFont" style:family="text">
      <style:text-properties fo:font-weight="bold" style:font-weight-asian="bold" style:font-weight-complex="bold"/>
    </style:style>
    <style:style style:name="T5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/>
    </style:style>
    <style:style style:name="T5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7" style:parent-style-name="DefaultParagraphFont" style:family="text">
      <style:text-properties fo:font-weight="bold" style:font-weight-asian="bold" style:font-weight-complex="bold"/>
    </style:style>
    <style:style style:name="T5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9" style:parent-style-name="DefaultParagraphFont" style:family="text">
      <style:text-properties fo:font-weight="bold" style:font-weight-asian="bold" style:font-weight-complex="bold"/>
    </style:style>
    <style:style style:name="T5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5" style:parent-style-name="DefaultParagraphFont" style:family="text">
      <style:text-properties fo:font-weight="bold" style:font-weight-asian="bold" style:font-weight-complex="bold"/>
    </style:style>
    <style:style style:name="T5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7" style:parent-style-name="DefaultParagraphFont" style:family="text">
      <style:text-properties fo:font-weight="bold" style:font-weight-asian="bold" style:font-weight-complex="bold"/>
    </style:style>
    <style:style style:name="T5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9" style:parent-style-name="DefaultParagraphFont" style:family="text">
      <style:text-properties fo:font-weight="bold" style:font-weight-asian="bold" style:font-weight-complex="bold"/>
    </style:style>
    <style:style style:name="T5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1" style:parent-style-name="DefaultParagraphFont" style:family="text">
      <style:text-properties fo:font-weight="bold" style:font-weight-asian="bold" style:font-weight-complex="bold"/>
    </style:style>
    <style:style style:name="T5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3" style:parent-style-name="DefaultParagraphFont" style:family="text">
      <style:text-properties fo:font-weight="bold" style:font-weight-asian="bold" style:font-weight-complex="bold"/>
    </style:style>
    <style:style style:name="P524" style:parent-style-name="Standard" style:family="paragraph">
      <style:text-properties fo:font-weight="bold" style:font-weight-asian="bold" style:font-weight-complex="bold"/>
    </style:style>
    <style:style style:name="T525" style:parent-style-name="DefaultParagraphFont" style:family="text">
      <style:text-properties fo:font-weight="bold" style:font-weight-asian="bold" style:font-weight-complex="bold"/>
    </style:style>
    <style:style style:name="T5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7" style:parent-style-name="DefaultParagraphFont" style:family="text">
      <style:text-properties fo:font-weight="bold" style:font-weight-asian="bold" style:font-weight-complex="bold"/>
    </style:style>
    <style:style style:name="T5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9" style:parent-style-name="DefaultParagraphFont" style:family="text">
      <style:text-properties fo:font-weight="bold" style:font-weight-asian="bold" style:font-weight-complex="bold"/>
    </style:style>
    <style:style style:name="T5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1" style:parent-style-name="DefaultParagraphFont" style:family="text">
      <style:text-properties fo:font-weight="bold" style:font-weight-asian="bold" style:font-weight-complex="bold"/>
    </style:style>
    <style:style style:name="T5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3" style:parent-style-name="DefaultParagraphFont" style:family="text">
      <style:text-properties fo:font-weight="bold" style:font-weight-asian="bold" style:font-weight-complex="bold"/>
    </style:style>
    <style:style style:name="T5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5" style:parent-style-name="DefaultParagraphFont" style:family="text">
      <style:text-properties fo:font-weight="bold" style:font-weight-asian="bold" style:font-weight-complex="bold"/>
    </style:style>
    <style:style style:name="T5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7" style:parent-style-name="DefaultParagraphFont" style:family="text">
      <style:text-properties fo:font-weight="bold" style:font-weight-asian="bold" style:font-weight-complex="bold"/>
    </style:style>
    <style:style style:name="T5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9" style:parent-style-name="DefaultParagraphFont" style:family="text">
      <style:text-properties fo:font-weight="bold" style:font-weight-asian="bold" style:font-weight-complex="bold"/>
    </style:style>
    <style:style style:name="T5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1" style:parent-style-name="DefaultParagraphFont" style:family="text">
      <style:text-properties fo:font-weight="bold" style:font-weight-asian="bold" style:font-weight-complex="bold"/>
    </style:style>
    <style:style style:name="T5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3" style:parent-style-name="DefaultParagraphFont" style:family="text">
      <style:text-properties fo:font-weight="bold" style:font-weight-asian="bold" style:font-weight-complex="bold"/>
    </style:style>
    <style:style style:name="T5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5" style:parent-style-name="DefaultParagraphFont" style:family="text">
      <style:text-properties fo:font-weight="bold" style:font-weight-asian="bold" style:font-weight-complex="bold"/>
    </style:style>
    <style:style style:name="T5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7" style:parent-style-name="DefaultParagraphFont" style:family="text">
      <style:text-properties fo:font-weight="bold" style:font-weight-asian="bold" style:font-weight-complex="bold"/>
    </style:style>
    <style:style style:name="T5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9" style:parent-style-name="DefaultParagraphFont" style:family="text">
      <style:text-properties fo:font-weight="bold" style:font-weight-asian="bold" style:font-weight-complex="bold"/>
    </style:style>
    <style:style style:name="P550" style:parent-style-name="Standard" style:family="paragraph">
      <style:text-properties fo:font-weight="bold" style:font-weight-asian="bold" style:font-weight-complex="bold"/>
    </style:style>
    <style:style style:name="T551" style:parent-style-name="DefaultParagraphFont" style:family="text">
      <style:text-properties fo:font-weight="bold" style:font-weight-asian="bold" style:font-weight-complex="bold"/>
    </style:style>
    <style:style style:name="T5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3" style:parent-style-name="DefaultParagraphFont" style:family="text">
      <style:text-properties fo:font-weight="bold" style:font-weight-asian="bold" style:font-weight-complex="bold"/>
    </style:style>
    <style:style style:name="T5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T5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7" style:parent-style-name="DefaultParagraphFont" style:family="text">
      <style:text-properties fo:font-weight="bold" style:font-weight-asian="bold" style:font-weight-complex="bold"/>
    </style:style>
    <style:style style:name="T5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9" style:parent-style-name="DefaultParagraphFont" style:family="text">
      <style:text-properties fo:font-weight="bold" style:font-weight-asian="bold" style:font-weight-complex="bold"/>
    </style:style>
    <style:style style:name="T5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1" style:parent-style-name="DefaultParagraphFont" style:family="text">
      <style:text-properties fo:font-weight="bold" style:font-weight-asian="bold" style:font-weight-complex="bold"/>
    </style:style>
    <style:style style:name="T5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3" style:parent-style-name="DefaultParagraphFont" style:family="text">
      <style:text-properties fo:font-weight="bold" style:font-weight-asian="bold" style:font-weight-complex="bold"/>
    </style:style>
    <style:style style:name="T5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5" style:parent-style-name="DefaultParagraphFont" style:family="text">
      <style:text-properties fo:font-weight="bold" style:font-weight-asian="bold" style:font-weight-complex="bold"/>
    </style:style>
    <style:style style:name="T5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7" style:parent-style-name="DefaultParagraphFont" style:family="text">
      <style:text-properties fo:font-weight="bold" style:font-weight-asian="bold" style:font-weight-complex="bold"/>
    </style:style>
    <style:style style:name="T5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9" style:parent-style-name="DefaultParagraphFont" style:family="text">
      <style:text-properties fo:font-weight="bold" style:font-weight-asian="bold" style:font-weight-complex="bold"/>
    </style:style>
    <style:style style:name="T5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1" style:parent-style-name="DefaultParagraphFont" style:family="text">
      <style:text-properties fo:font-weight="bold" style:font-weight-asian="bold" style:font-weight-complex="bold"/>
    </style:style>
    <style:style style:name="T5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3" style:parent-style-name="DefaultParagraphFont" style:family="text">
      <style:text-properties fo:font-weight="bold" style:font-weight-asian="bold" style:font-weight-complex="bold"/>
    </style:style>
    <style:style style:name="T5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5" style:parent-style-name="DefaultParagraphFont" style:family="text">
      <style:text-properties fo:font-weight="bold" style:font-weight-asian="bold" style:font-weight-complex="bold"/>
    </style:style>
    <style:style style:name="T5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7" style:parent-style-name="DefaultParagraphFont" style:family="text">
      <style:text-properties fo:font-weight="bold" style:font-weight-asian="bold" style:font-weight-complex="bold"/>
    </style:style>
    <style:style style:name="T5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9" style:parent-style-name="DefaultParagraphFont" style:family="text">
      <style:text-properties fo:font-weight="bold" style:font-weight-asian="bold" style:font-weight-complex="bold"/>
    </style:style>
    <style:style style:name="T5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1" style:parent-style-name="DefaultParagraphFont" style:family="text">
      <style:text-properties fo:font-weight="bold" style:font-weight-asian="bold" style:font-weight-complex="bold"/>
    </style:style>
    <style:style style:name="T5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3" style:parent-style-name="DefaultParagraphFont" style:family="text">
      <style:text-properties fo:font-weight="bold" style:font-weight-asian="bold" style:font-weight-complex="bold"/>
    </style:style>
    <style:style style:name="T5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5" style:parent-style-name="DefaultParagraphFont" style:family="text">
      <style:text-properties fo:font-weight="bold" style:font-weight-asian="bold" style:font-weight-complex="bold"/>
    </style:style>
    <style:style style:name="T5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7" style:parent-style-name="DefaultParagraphFont" style:family="text">
      <style:text-properties fo:font-weight="bold" style:font-weight-asian="bold" style:font-weight-complex="bold"/>
    </style:style>
    <style:style style:name="T5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9" style:parent-style-name="DefaultParagraphFont" style:family="text">
      <style:text-properties fo:font-weight="bold" style:font-weight-asian="bold" style:font-weight-complex="bold"/>
    </style:style>
    <style:style style:name="T5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1" style:parent-style-name="DefaultParagraphFont" style:family="text">
      <style:text-properties fo:font-weight="bold" style:font-weight-asian="bold" style:font-weight-complex="bold"/>
    </style:style>
    <style:style style:name="T5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3" style:parent-style-name="DefaultParagraphFont" style:family="text">
      <style:text-properties fo:font-weight="bold" style:font-weight-asian="bold" style:font-weight-complex="bold"/>
    </style:style>
    <style:style style:name="T5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5" style:parent-style-name="DefaultParagraphFont" style:family="text">
      <style:text-properties fo:font-weight="bold" style:font-weight-asian="bold" style:font-weight-complex="bold"/>
    </style:style>
    <style:style style:name="T5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7" style:parent-style-name="DefaultParagraphFont" style:family="text">
      <style:text-properties fo:font-weight="bold" style:font-weight-asian="bold" style:font-weight-complex="bold"/>
    </style:style>
    <style:style style:name="T5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T601" style:parent-style-name="DefaultParagraphFont" style:family="text">
      <style:text-properties fo:font-weight="bold" style:font-weight-asian="bold" style:font-weight-complex="bold"/>
    </style:style>
    <style:style style:name="T6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5" style:parent-style-name="DefaultParagraphFont" style:family="text">
      <style:text-properties fo:font-weight="bold" style:font-weight-asian="bold" style:font-weight-complex="bold"/>
    </style:style>
    <style:style style:name="T6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7" style:parent-style-name="DefaultParagraphFont" style:family="text">
      <style:text-properties fo:font-weight="bold" style:font-weight-asian="bold" style:font-weight-complex="bold"/>
    </style:style>
    <style:style style:name="T6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T6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1" style:parent-style-name="DefaultParagraphFont" style:family="text">
      <style:text-properties fo:font-weight="bold" style:font-weight-asian="bold" style:font-weight-complex="bold"/>
    </style:style>
    <style:style style:name="P612" style:parent-style-name="Standard" style:family="paragraph">
      <style:text-properties fo:font-weight="bold" style:font-weight-asian="bold" style:font-weight-complex="bold"/>
    </style:style>
    <style:style style:name="T613" style:parent-style-name="DefaultParagraphFont" style:family="text">
      <style:text-properties fo:font-weight="bold" style:font-weight-asian="bold" style:font-weight-complex="bold"/>
    </style:style>
    <style:style style:name="T6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5" style:parent-style-name="DefaultParagraphFont" style:family="text">
      <style:text-properties fo:font-weight="bold" style:font-weight-asian="bold" style:font-weight-complex="bold"/>
    </style:style>
    <style:style style:name="T6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7" style:parent-style-name="DefaultParagraphFont" style:family="text">
      <style:text-properties fo:font-weight="bold" style:font-weight-asian="bold" style:font-weight-complex="bold"/>
    </style:style>
    <style:style style:name="T6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9" style:parent-style-name="DefaultParagraphFont" style:family="text">
      <style:text-properties fo:font-weight="bold" style:font-weight-asian="bold" style:font-weight-complex="bold"/>
    </style:style>
    <style:style style:name="T6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1" style:parent-style-name="DefaultParagraphFont" style:family="text">
      <style:text-properties fo:font-weight="bold" style:font-weight-asian="bold" style:font-weight-complex="bold"/>
    </style:style>
    <style:style style:name="T6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3" style:parent-style-name="DefaultParagraphFont" style:family="text">
      <style:text-properties fo:font-weight="bold" style:font-weight-asian="bold" style:font-weight-complex="bold"/>
    </style:style>
    <style:style style:name="T6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5" style:parent-style-name="DefaultParagraphFont" style:family="text">
      <style:text-properties fo:font-weight="bold" style:font-weight-asian="bold" style:font-weight-complex="bold"/>
    </style:style>
    <style:style style:name="T6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7" style:parent-style-name="DefaultParagraphFont" style:family="text">
      <style:text-properties fo:font-weight="bold" style:font-weight-asian="bold" style:font-weight-complex="bold"/>
    </style:style>
    <style:style style:name="T6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9" style:parent-style-name="DefaultParagraphFont" style:family="text">
      <style:text-properties fo:font-weight="bold" style:font-weight-asian="bold" style:font-weight-complex="bold"/>
    </style:style>
    <style:style style:name="T6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1" style:parent-style-name="DefaultParagraphFont" style:family="text">
      <style:text-properties fo:font-weight="bold" style:font-weight-asian="bold" style:font-weight-complex="bold"/>
    </style:style>
    <style:style style:name="P632" style:parent-style-name="Standard" style:family="paragraph">
      <style:text-properties fo:font-weight="bold" style:font-weight-asian="bold" style:font-weight-complex="bold"/>
    </style:style>
    <style:style style:name="T6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4" style:parent-style-name="DefaultParagraphFont" style:family="text">
      <style:text-properties fo:font-weight="bold" style:font-weight-asian="bold" style:font-weight-complex="bold"/>
    </style:style>
    <style:style style:name="T6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6" style:parent-style-name="DefaultParagraphFont" style:family="text">
      <style:text-properties fo:font-weight="bold" style:font-weight-asian="bold" style:font-weight-complex="bold"/>
    </style:style>
    <style:style style:name="T6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8" style:parent-style-name="DefaultParagraphFont" style:family="text">
      <style:text-properties fo:font-weight="bold" style:font-weight-asian="bold" style:font-weight-complex="bold"/>
    </style:style>
    <style:style style:name="T6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0" style:parent-style-name="DefaultParagraphFont" style:family="text">
      <style:text-properties fo:font-weight="bold" style:font-weight-asian="bold" style:font-weight-complex="bold"/>
    </style:style>
    <style:style style:name="T6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2" style:parent-style-name="DefaultParagraphFont" style:family="text">
      <style:text-properties fo:font-weight="bold" style:font-weight-asian="bold" style:font-weight-complex="bold"/>
    </style:style>
    <style:style style:name="T6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4" style:parent-style-name="DefaultParagraphFont" style:family="text">
      <style:text-properties fo:font-weight="bold" style:font-weight-asian="bold" style:font-weight-complex="bold"/>
    </style:style>
    <style:style style:name="T6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T6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T6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0" style:parent-style-name="DefaultParagraphFont" style:family="text">
      <style:text-properties fo:font-weight="bold" style:font-weight-asian="bold" style:font-weight-complex="bold"/>
    </style:style>
    <style:style style:name="T6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2" style:parent-style-name="DefaultParagraphFont" style:family="text">
      <style:text-properties fo:font-weight="bold" style:font-weight-asian="bold" style:font-weight-complex="bold"/>
    </style:style>
    <style:style style:name="T6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4" style:parent-style-name="DefaultParagraphFont" style:family="text">
      <style:text-properties fo:font-weight="bold" style:font-weight-asian="bold" style:font-weight-complex="bold"/>
    </style:style>
    <style:style style:name="T6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6" style:parent-style-name="DefaultParagraphFont" style:family="text">
      <style:text-properties fo:font-weight="bold" style:font-weight-asian="bold" style:font-weight-complex="bold"/>
    </style:style>
    <style:style style:name="T6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8" style:parent-style-name="DefaultParagraphFont" style:family="text">
      <style:text-properties fo:font-weight="bold" style:font-weight-asian="bold" style:font-weight-complex="bold"/>
    </style:style>
    <style:style style:name="T6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0" style:parent-style-name="DefaultParagraphFont" style:family="text">
      <style:text-properties fo:font-weight="bold" style:font-weight-asian="bold" style:font-weight-complex="bold"/>
    </style:style>
    <style:style style:name="T6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2" style:parent-style-name="DefaultParagraphFont" style:family="text">
      <style:text-properties fo:font-weight="bold" style:font-weight-asian="bold" style:font-weight-complex="bold"/>
    </style:style>
    <style:style style:name="T6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4" style:parent-style-name="DefaultParagraphFont" style:family="text">
      <style:text-properties fo:font-weight="bold" style:font-weight-asian="bold" style:font-weight-complex="bold"/>
    </style:style>
    <style:style style:name="T6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8" style:parent-style-name="DefaultParagraphFont" style:family="text">
      <style:text-properties fo:font-weight="bold" style:font-weight-asian="bold" style:font-weight-complex="bold"/>
    </style:style>
    <style:style style:name="T6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0" style:parent-style-name="DefaultParagraphFont" style:family="text">
      <style:text-properties fo:font-weight="bold" style:font-weight-asian="bold" style:font-weight-complex="bold"/>
    </style:style>
    <style:style style:name="T6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2" style:parent-style-name="DefaultParagraphFont" style:family="text">
      <style:text-properties fo:font-weight="bold" style:font-weight-asian="bold" style:font-weight-complex="bold"/>
    </style:style>
    <style:style style:name="T6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4" style:parent-style-name="DefaultParagraphFont" style:family="text">
      <style:text-properties fo:font-weight="bold" style:font-weight-asian="bold" style:font-weight-complex="bold"/>
    </style:style>
    <style:style style:name="T6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6" style:parent-style-name="DefaultParagraphFont" style:family="text">
      <style:text-properties fo:font-weight="bold" style:font-weight-asian="bold" style:font-weight-complex="bold"/>
    </style:style>
    <style:style style:name="T6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8" style:parent-style-name="DefaultParagraphFont" style:family="text">
      <style:text-properties fo:font-weight="bold" style:font-weight-asian="bold" style:font-weight-complex="bold"/>
    </style:style>
    <style:style style:name="T6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0" style:parent-style-name="DefaultParagraphFont" style:family="text">
      <style:text-properties fo:font-weight="bold" style:font-weight-asian="bold" style:font-weight-complex="bold"/>
    </style:style>
    <style:style style:name="T6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2" style:parent-style-name="DefaultParagraphFont" style:family="text">
      <style:text-properties fo:font-weight="bold" style:font-weight-asian="bold" style:font-weight-complex="bold"/>
    </style:style>
    <style:style style:name="T6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4" style:parent-style-name="DefaultParagraphFont" style:family="text">
      <style:text-properties fo:font-weight="bold" style:font-weight-asian="bold" style:font-weight-complex="bold"/>
    </style:style>
    <style:style style:name="T6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6" style:parent-style-name="DefaultParagraphFont" style:family="text">
      <style:text-properties fo:font-weight="bold" style:font-weight-asian="bold" style:font-weight-complex="bold"/>
    </style:style>
    <style:style style:name="T6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8" style:parent-style-name="DefaultParagraphFont" style:family="text">
      <style:text-properties fo:font-weight="bold" style:font-weight-asian="bold" style:font-weight-complex="bold"/>
    </style:style>
    <style:style style:name="T6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0" style:parent-style-name="DefaultParagraphFont" style:family="text">
      <style:text-properties fo:font-weight="bold" style:font-weight-asian="bold" style:font-weight-complex="bold"/>
    </style:style>
    <style:style style:name="T6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2" style:parent-style-name="DefaultParagraphFont" style:family="text">
      <style:text-properties fo:font-weight="bold" style:font-weight-asian="bold" style:font-weight-complex="bold"/>
    </style:style>
    <style:style style:name="T6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4" style:parent-style-name="DefaultParagraphFont" style:family="text">
      <style:text-properties fo:font-weight="bold" style:font-weight-asian="bold" style:font-weight-complex="bold"/>
    </style:style>
    <style:style style:name="T6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6" style:parent-style-name="DefaultParagraphFont" style:family="text">
      <style:text-properties fo:font-weight="bold" style:font-weight-asian="bold" style:font-weight-complex="bold"/>
    </style:style>
    <style:style style:name="T6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8" style:parent-style-name="DefaultParagraphFont" style:family="text">
      <style:text-properties fo:font-weight="bold" style:font-weight-asian="bold" style:font-weight-complex="bold"/>
    </style:style>
    <style:style style:name="P699" style:parent-style-name="Standard" style:family="paragraph">
      <style:text-properties fo:font-weight="bold" style:font-weight-asian="bold" style:font-weight-complex="bold"/>
    </style:style>
    <style:style style:name="P700" style:parent-style-name="Standard" style:family="paragraph">
      <style:text-properties fo:font-weight="bold" style:font-weight-asian="bold" style:font-weight-complex="bold"/>
    </style:style>
    <style:style style:name="P701" style:parent-style-name="Standard" style:family="paragraph">
      <style:text-properties fo:font-weight="bold" style:font-weight-asian="bold" style:font-weight-complex="bold"/>
    </style:style>
    <style:style style:name="P702" style:parent-style-name="Standard" style:family="paragraph">
      <style:text-properties fo:font-weight="bold" style:font-weight-asian="bold" style:font-weight-complex="bold"/>
    </style:style>
    <style:style style:name="P703" style:parent-style-name="Standard" style:family="paragraph">
      <style:text-properties fo:font-weight="bold" style:font-weight-asian="bold" style:font-weight-complex="bold"/>
    </style:style>
    <style:style style:name="P704" style:parent-style-name="Standard" style:family="paragraph">
      <style:text-properties fo:font-weight="bold" style:font-weight-asian="bold" style:font-weight-complex="bold"/>
    </style:style>
    <style:style style:name="P705" style:parent-style-name="Standard" style:family="paragraph">
      <style:text-properties fo:font-weight="bold" style:font-weight-asian="bold" style:font-weight-complex="bold"/>
    </style:style>
    <style:style style:name="T7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7" style:parent-style-name="DefaultParagraphFont" style:family="text">
      <style:text-properties fo:font-weight="bold" style:font-weight-asian="bold" style:font-weight-complex="bold"/>
    </style:style>
    <style:style style:name="T7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9" style:parent-style-name="DefaultParagraphFont" style:family="text">
      <style:text-properties fo:font-weight="bold" style:font-weight-asian="bold" style:font-weight-complex="bold"/>
    </style:style>
    <style:style style:name="T7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1" style:parent-style-name="DefaultParagraphFont" style:family="text">
      <style:text-properties fo:font-weight="bold" style:font-weight-asian="bold" style:font-weight-complex="bold"/>
    </style:style>
    <style:style style:name="T7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3" style:parent-style-name="DefaultParagraphFont" style:family="text">
      <style:text-properties fo:font-weight="bold" style:font-weight-asian="bold" style:font-weight-complex="bold"/>
    </style:style>
    <style:style style:name="T7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5" style:parent-style-name="DefaultParagraphFont" style:family="text">
      <style:text-properties fo:font-weight="bold" style:font-weight-asian="bold" style:font-weight-complex="bold"/>
    </style:style>
    <style:style style:name="T7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7" style:parent-style-name="DefaultParagraphFont" style:family="text">
      <style:text-properties fo:font-weight="bold" style:font-weight-asian="bold" style:font-weight-complex="bold"/>
    </style:style>
    <style:style style:name="T7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9" style:parent-style-name="DefaultParagraphFont" style:family="text">
      <style:text-properties fo:font-weight="bold" style:font-weight-asian="bold" style:font-weight-complex="bold"/>
    </style:style>
    <style:style style:name="T7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1" style:parent-style-name="DefaultParagraphFont" style:family="text">
      <style:text-properties fo:font-weight="bold" style:font-weight-asian="bold" style:font-weight-complex="bold"/>
    </style:style>
    <style:style style:name="T7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3" style:parent-style-name="DefaultParagraphFont" style:family="text">
      <style:text-properties fo:font-weight="bold" style:font-weight-asian="bold" style:font-weight-complex="bold"/>
    </style:style>
    <style:style style:name="T7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5" style:parent-style-name="DefaultParagraphFont" style:family="text">
      <style:text-properties fo:font-weight="bold" style:font-weight-asian="bold" style:font-weight-complex="bold"/>
    </style:style>
    <style:style style:name="T7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7" style:parent-style-name="DefaultParagraphFont" style:family="text">
      <style:text-properties fo:font-weight="bold" style:font-weight-asian="bold" style:font-weight-complex="bold"/>
    </style:style>
    <style:style style:name="T7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9" style:parent-style-name="DefaultParagraphFont" style:family="text">
      <style:text-properties fo:font-weight="bold" style:font-weight-asian="bold" style:font-weight-complex="bold"/>
    </style:style>
    <style:style style:name="T7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1" style:parent-style-name="DefaultParagraphFont" style:family="text">
      <style:text-properties fo:font-weight="bold" style:font-weight-asian="bold" style:font-weight-complex="bold"/>
    </style:style>
    <style:style style:name="T7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3" style:parent-style-name="DefaultParagraphFont" style:family="text">
      <style:text-properties fo:font-weight="bold" style:font-weight-asian="bold" style:font-weight-complex="bold"/>
    </style:style>
    <style:style style:name="T7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5" style:parent-style-name="DefaultParagraphFont" style:family="text">
      <style:text-properties fo:font-weight="bold" style:font-weight-asian="bold" style:font-weight-complex="bold"/>
    </style:style>
    <style:style style:name="T7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7" style:parent-style-name="DefaultParagraphFont" style:family="text">
      <style:text-properties fo:font-weight="bold" style:font-weight-asian="bold" style:font-weight-complex="bold"/>
    </style:style>
    <style:style style:name="T7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9" style:parent-style-name="DefaultParagraphFont" style:family="text">
      <style:text-properties fo:font-weight="bold" style:font-weight-asian="bold" style:font-weight-complex="bold"/>
    </style:style>
    <style:style style:name="T7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1" style:parent-style-name="DefaultParagraphFont" style:family="text">
      <style:text-properties fo:font-weight="bold" style:font-weight-asian="bold" style:font-weight-complex="bold"/>
    </style:style>
    <style:style style:name="T7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3" style:parent-style-name="DefaultParagraphFont" style:family="text">
      <style:text-properties fo:font-weight="bold" style:font-weight-asian="bold" style:font-weight-complex="bold"/>
    </style:style>
    <style:style style:name="T7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5" style:parent-style-name="DefaultParagraphFont" style:family="text">
      <style:text-properties fo:font-weight="bold" style:font-weight-asian="bold" style:font-weight-complex="bold"/>
    </style:style>
    <style:style style:name="T7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7" style:parent-style-name="DefaultParagraphFont" style:family="text">
      <style:text-properties fo:font-weight="bold" style:font-weight-asian="bold" style:font-weight-complex="bold"/>
    </style:style>
    <style:style style:name="T7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9" style:parent-style-name="DefaultParagraphFont" style:family="text">
      <style:text-properties fo:font-weight="bold" style:font-weight-asian="bold" style:font-weight-complex="bold"/>
    </style:style>
    <style:style style:name="T7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1" style:parent-style-name="DefaultParagraphFont" style:family="text">
      <style:text-properties fo:font-weight="bold" style:font-weight-asian="bold" style:font-weight-complex="bold"/>
    </style:style>
    <style:style style:name="P752" style:parent-style-name="Standard" style:family="paragraph">
      <style:text-properties fo:font-weight="bold" style:font-weight-asian="bold" style:font-weight-complex="bold"/>
    </style:style>
    <style:style style:name="T7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4" style:parent-style-name="DefaultParagraphFont" style:family="text">
      <style:text-properties fo:font-weight="bold" style:font-weight-asian="bold" style:font-weight-complex="bold"/>
    </style:style>
    <style:style style:name="T7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6" style:parent-style-name="DefaultParagraphFont" style:family="text">
      <style:text-properties fo:font-weight="bold" style:font-weight-asian="bold" style:font-weight-complex="bold"/>
    </style:style>
    <style:style style:name="T7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8" style:parent-style-name="DefaultParagraphFont" style:family="text">
      <style:text-properties fo:font-weight="bold" style:font-weight-asian="bold" style:font-weight-complex="bold"/>
    </style:style>
    <style:style style:name="T7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0" style:parent-style-name="DefaultParagraphFont" style:family="text">
      <style:text-properties fo:font-weight="bold" style:font-weight-asian="bold" style:font-weight-complex="bold"/>
    </style:style>
    <style:style style:name="T7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2" style:parent-style-name="DefaultParagraphFont" style:family="text">
      <style:text-properties fo:font-weight="bold" style:font-weight-asian="bold" style:font-weight-complex="bold"/>
    </style:style>
    <style:style style:name="T7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4" style:parent-style-name="DefaultParagraphFont" style:family="text">
      <style:text-properties fo:font-weight="bold" style:font-weight-asian="bold" style:font-weight-complex="bold"/>
    </style:style>
    <style:style style:name="T7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6" style:parent-style-name="DefaultParagraphFont" style:family="text">
      <style:text-properties fo:font-weight="bold" style:font-weight-asian="bold" style:font-weight-complex="bold"/>
    </style:style>
    <style:style style:name="T7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P768" style:parent-style-name="Standard" style:family="paragraph">
      <style:text-properties fo:font-weight="bold" style:font-weight-asian="bold" style:font-weight-complex="bold"/>
    </style:style>
    <style:style style:name="P769" style:parent-style-name="Standard" style:family="paragraph">
      <style:text-properties fo:font-weight="bold" style:font-weight-asian="bold" style:font-weight-complex="bold"/>
    </style:style>
    <style:style style:name="P770" style:parent-style-name="Standard" style:family="paragraph">
      <style:text-properties fo:font-weight="bold" style:font-weight-asian="bold" style:font-weight-complex="bold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P772" style:parent-style-name="Standard" style:family="paragraph">
      <style:text-properties fo:font-weight="bold" style:font-weight-asian="bold" style:font-weight-complex="bold"/>
    </style:style>
    <style:style style:name="P773" style:parent-style-name="Standard" style:family="paragraph">
      <style:text-properties fo:font-weight="bold" style:font-weight-asian="bold" style:font-weight-complex="bold"/>
    </style:style>
    <style:style style:name="P774" style:parent-style-name="Standard" style:family="paragraph">
      <style:text-properties fo:font-weight="bold" style:font-weight-asian="bold" style:font-weight-complex="bold"/>
    </style:style>
    <style:style style:name="P775" style:parent-style-name="Standard" style:family="paragraph">
      <style:text-properties fo:font-weight="bold" style:font-weight-asian="bold" style:font-weight-complex="bold"/>
    </style:style>
    <style:style style:name="P776" style:parent-style-name="Standard" style:family="paragraph">
      <style:text-properties fo:font-weight="bold" style:font-weight-asian="bold" style:font-weight-complex="bold"/>
    </style:style>
    <style:style style:name="P777" style:parent-style-name="Standard" style:family="paragraph">
      <style:text-properties fo:font-weight="bold" style:font-weight-asian="bold" style:font-weight-complex="bold"/>
    </style:style>
    <style:style style:name="P778" style:parent-style-name="Standard" style:family="paragraph">
      <style:text-properties fo:font-weight="bold" style:font-weight-asian="bold" style:font-weight-complex="bold"/>
    </style:style>
    <style:style style:name="T7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0" style:parent-style-name="DefaultParagraphFont" style:family="text">
      <style:text-properties fo:font-weight="bold" style:font-weight-asian="bold" style:font-weight-complex="bold"/>
    </style:style>
    <style:style style:name="T7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2" style:parent-style-name="DefaultParagraphFont" style:family="text">
      <style:text-properties fo:font-weight="bold" style:font-weight-asian="bold" style:font-weight-complex="bold"/>
    </style:style>
    <style:style style:name="T7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4" style:parent-style-name="DefaultParagraphFont" style:family="text">
      <style:text-properties fo:font-weight="bold" style:font-weight-asian="bold" style:font-weight-complex="bold"/>
    </style:style>
    <style:style style:name="T7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T7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8" style:parent-style-name="DefaultParagraphFont" style:family="text">
      <style:text-properties fo:font-weight="bold" style:font-weight-asian="bold" style:font-weight-complex="bold"/>
    </style:style>
    <style:style style:name="T7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90" style:parent-style-name="DefaultParagraphFont" style:family="text">
      <style:text-properties fo:font-weight="bold" style:font-weight-asian="bold" style:font-weight-complex="bold"/>
    </style:style>
    <style:style style:name="T7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92" style:parent-style-name="DefaultParagraphFont" style:family="text">
      <style:text-properties fo:font-weight="bold" style:font-weight-asian="bold" style:font-weight-complex="bold"/>
    </style:style>
    <style:style style:name="T7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94" style:parent-style-name="DefaultParagraphFont" style:family="text">
      <style:text-properties fo:font-weight="bold" style:font-weight-asian="bold" style:font-weight-complex="bold"/>
    </style:style>
    <style:style style:name="T7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7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98" style:parent-style-name="DefaultParagraphFont" style:family="text">
      <style:text-properties fo:font-weight="bold" style:font-weight-asian="bold" style:font-weight-complex="bold"/>
    </style:style>
    <style:style style:name="T7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0" style:parent-style-name="DefaultParagraphFont" style:family="text">
      <style:text-properties fo:font-weight="bold" style:font-weight-asian="bold" style:font-weight-complex="bold"/>
    </style:style>
    <style:style style:name="T8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2" style:parent-style-name="DefaultParagraphFont" style:family="text">
      <style:text-properties fo:font-weight="bold" style:font-weight-asian="bold" style:font-weight-complex="bold"/>
    </style:style>
    <style:style style:name="T8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4" style:parent-style-name="DefaultParagraphFont" style:family="text">
      <style:text-properties fo:font-weight="bold" style:font-weight-asian="bold" style:font-weight-complex="bold"/>
    </style:style>
    <style:style style:name="T8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6" style:parent-style-name="DefaultParagraphFont" style:family="text">
      <style:text-properties fo:font-weight="bold" style:font-weight-asian="bold" style:font-weight-complex="bold"/>
    </style:style>
    <style:style style:name="T8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8" style:parent-style-name="DefaultParagraphFont" style:family="text">
      <style:text-properties fo:font-weight="bold" style:font-weight-asian="bold" style:font-weight-complex="bold"/>
    </style:style>
    <style:style style:name="T8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0" style:parent-style-name="DefaultParagraphFont" style:family="text">
      <style:text-properties fo:font-weight="bold" style:font-weight-asian="bold" style:font-weight-complex="bold"/>
    </style:style>
    <style:style style:name="T8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2" style:parent-style-name="DefaultParagraphFont" style:family="text">
      <style:text-properties fo:font-weight="bold" style:font-weight-asian="bold" style:font-weight-complex="bold"/>
    </style:style>
    <style:style style:name="T8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4" style:parent-style-name="DefaultParagraphFont" style:family="text">
      <style:text-properties fo:font-weight="bold" style:font-weight-asian="bold" style:font-weight-complex="bold"/>
    </style:style>
    <style:style style:name="T8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6" style:parent-style-name="DefaultParagraphFont" style:family="text">
      <style:text-properties fo:font-weight="bold" style:font-weight-asian="bold" style:font-weight-complex="bold"/>
    </style:style>
    <style:style style:name="T8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8" style:parent-style-name="DefaultParagraphFont" style:family="text">
      <style:text-properties fo:font-weight="bold" style:font-weight-asian="bold" style:font-weight-complex="bold"/>
    </style:style>
    <style:style style:name="T8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0" style:parent-style-name="DefaultParagraphFont" style:family="text">
      <style:text-properties fo:font-weight="bold" style:font-weight-asian="bold" style:font-weight-complex="bold"/>
    </style:style>
    <style:style style:name="T8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T8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4" style:parent-style-name="DefaultParagraphFont" style:family="text">
      <style:text-properties fo:font-weight="bold" style:font-weight-asian="bold" style:font-weight-complex="bold"/>
    </style:style>
    <style:style style:name="T8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6" style:parent-style-name="DefaultParagraphFont" style:family="text">
      <style:text-properties fo:font-weight="bold" style:font-weight-asian="bold" style:font-weight-complex="bold"/>
    </style:style>
    <style:style style:name="T82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8" style:parent-style-name="DefaultParagraphFont" style:family="text">
      <style:text-properties fo:font-weight="bold" style:font-weight-asian="bold" style:font-weight-complex="bold"/>
    </style:style>
    <style:style style:name="T82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0" style:parent-style-name="DefaultParagraphFont" style:family="text">
      <style:text-properties fo:font-weight="bold" style:font-weight-asian="bold" style:font-weight-complex="bold"/>
    </style:style>
    <style:style style:name="T83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2" style:parent-style-name="DefaultParagraphFont" style:family="text">
      <style:text-properties fo:font-weight="bold" style:font-weight-asian="bold" style:font-weight-complex="bold"/>
    </style:style>
    <style:style style:name="T8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4" style:parent-style-name="DefaultParagraphFont" style:family="text">
      <style:text-properties fo:font-weight="bold" style:font-weight-asian="bold" style:font-weight-complex="bold"/>
    </style:style>
    <style:style style:name="T8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6" style:parent-style-name="DefaultParagraphFont" style:family="text">
      <style:text-properties fo:font-weight="bold" style:font-weight-asian="bold" style:font-weight-complex="bold"/>
    </style:style>
    <style:style style:name="T8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8" style:parent-style-name="DefaultParagraphFont" style:family="text">
      <style:text-properties fo:font-weight="bold" style:font-weight-asian="bold" style:font-weight-complex="bold"/>
    </style:style>
    <style:style style:name="T8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0" style:parent-style-name="DefaultParagraphFont" style:family="text">
      <style:text-properties fo:font-weight="bold" style:font-weight-asian="bold" style:font-weight-complex="bold"/>
    </style:style>
    <style:style style:name="T8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2" style:parent-style-name="DefaultParagraphFont" style:family="text">
      <style:text-properties fo:font-weight="bold" style:font-weight-asian="bold" style:font-weight-complex="bold"/>
    </style:style>
    <style:style style:name="T8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4" style:parent-style-name="DefaultParagraphFont" style:family="text">
      <style:text-properties fo:font-weight="bold" style:font-weight-asian="bold" style:font-weight-complex="bold"/>
    </style:style>
    <style:style style:name="T8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6" style:parent-style-name="DefaultParagraphFont" style:family="text">
      <style:text-properties fo:font-weight="bold" style:font-weight-asian="bold" style:font-weight-complex="bold"/>
    </style:style>
    <style:style style:name="T8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8" style:parent-style-name="DefaultParagraphFont" style:family="text">
      <style:text-properties fo:font-weight="bold" style:font-weight-asian="bold" style:font-weight-complex="bold"/>
    </style:style>
    <style:style style:name="T8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0" style:parent-style-name="DefaultParagraphFont" style:family="text">
      <style:text-properties fo:font-weight="bold" style:font-weight-asian="bold" style:font-weight-complex="bold"/>
    </style:style>
    <style:style style:name="T8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2" style:parent-style-name="DefaultParagraphFont" style:family="text">
      <style:text-properties fo:font-weight="bold" style:font-weight-asian="bold" style:font-weight-complex="bold"/>
    </style:style>
    <style:style style:name="T8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4" style:parent-style-name="DefaultParagraphFont" style:family="text">
      <style:text-properties fo:font-weight="bold" style:font-weight-asian="bold" style:font-weight-complex="bold"/>
    </style:style>
    <style:style style:name="T8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6" style:parent-style-name="DefaultParagraphFont" style:family="text">
      <style:text-properties fo:font-weight="bold" style:font-weight-asian="bold" style:font-weight-complex="bold"/>
    </style:style>
    <style:style style:name="T8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8" style:parent-style-name="DefaultParagraphFont" style:family="text">
      <style:text-properties fo:font-weight="bold" style:font-weight-asian="bold" style:font-weight-complex="bold"/>
    </style:style>
    <style:style style:name="T8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0" style:parent-style-name="DefaultParagraphFont" style:family="text">
      <style:text-properties fo:font-weight="bold" style:font-weight-asian="bold" style:font-weight-complex="bold"/>
    </style:style>
    <style:style style:name="T8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2" style:parent-style-name="DefaultParagraphFont" style:family="text">
      <style:text-properties fo:font-weight="bold" style:font-weight-asian="bold" style:font-weight-complex="bold"/>
    </style:style>
    <style:style style:name="T8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4" style:parent-style-name="DefaultParagraphFont" style:family="text">
      <style:text-properties fo:font-weight="bold" style:font-weight-asian="bold" style:font-weight-complex="bold"/>
    </style:style>
    <style:style style:name="T8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6" style:parent-style-name="DefaultParagraphFont" style:family="text">
      <style:text-properties fo:font-weight="bold" style:font-weight-asian="bold" style:font-weight-complex="bold"/>
    </style:style>
    <style:style style:name="T8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8" style:parent-style-name="DefaultParagraphFont" style:family="text">
      <style:text-properties fo:font-weight="bold" style:font-weight-asian="bold" style:font-weight-complex="bold"/>
    </style:style>
    <style:style style:name="T8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0" style:parent-style-name="DefaultParagraphFont" style:family="text">
      <style:text-properties fo:font-weight="bold" style:font-weight-asian="bold" style:font-weight-complex="bold"/>
    </style:style>
    <style:style style:name="T8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2" style:parent-style-name="DefaultParagraphFont" style:family="text">
      <style:text-properties fo:font-weight="bold" style:font-weight-asian="bold" style:font-weight-complex="bold"/>
    </style:style>
    <style:style style:name="T8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4" style:parent-style-name="DefaultParagraphFont" style:family="text">
      <style:text-properties fo:font-weight="bold" style:font-weight-asian="bold" style:font-weight-complex="bold"/>
    </style:style>
    <style:style style:name="T8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6" style:parent-style-name="DefaultParagraphFont" style:family="text">
      <style:text-properties fo:font-weight="bold" style:font-weight-asian="bold" style:font-weight-complex="bold"/>
    </style:style>
    <style:style style:name="T8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8" style:parent-style-name="DefaultParagraphFont" style:family="text">
      <style:text-properties fo:font-weight="bold" style:font-weight-asian="bold" style:font-weight-complex="bold"/>
    </style:style>
    <style:style style:name="T8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0" style:parent-style-name="DefaultParagraphFont" style:family="text">
      <style:text-properties fo:font-weight="bold" style:font-weight-asian="bold" style:font-weight-complex="bold"/>
    </style:style>
    <style:style style:name="T8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2" style:parent-style-name="DefaultParagraphFont" style:family="text">
      <style:text-properties fo:font-weight="bold" style:font-weight-asian="bold" style:font-weight-complex="bold"/>
    </style:style>
    <style:style style:name="T8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4" style:parent-style-name="DefaultParagraphFont" style:family="text">
      <style:text-properties fo:font-weight="bold" style:font-weight-asian="bold" style:font-weight-complex="bold"/>
    </style:style>
    <style:style style:name="T8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6" style:parent-style-name="DefaultParagraphFont" style:family="text">
      <style:text-properties fo:font-weight="bold" style:font-weight-asian="bold" style:font-weight-complex="bold"/>
    </style:style>
    <style:style style:name="T8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8" style:parent-style-name="DefaultParagraphFont" style:family="text">
      <style:text-properties fo:font-weight="bold" style:font-weight-asian="bold" style:font-weight-complex="bold"/>
    </style:style>
    <style:style style:name="T8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0" style:parent-style-name="DefaultParagraphFont" style:family="text">
      <style:text-properties fo:font-weight="bold" style:font-weight-asian="bold" style:font-weight-complex="bold"/>
    </style:style>
    <style:style style:name="T8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2" style:parent-style-name="DefaultParagraphFont" style:family="text">
      <style:text-properties fo:font-weight="bold" style:font-weight-asian="bold" style:font-weight-complex="bold"/>
    </style:style>
    <style:style style:name="T8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4" style:parent-style-name="DefaultParagraphFont" style:family="text">
      <style:text-properties fo:font-weight="bold" style:font-weight-asian="bold" style:font-weight-complex="bold"/>
    </style:style>
    <style:style style:name="T8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6" style:parent-style-name="DefaultParagraphFont" style:family="text">
      <style:text-properties fo:font-weight="bold" style:font-weight-asian="bold" style:font-weight-complex="bold"/>
    </style:style>
    <style:style style:name="T8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8" style:parent-style-name="DefaultParagraphFont" style:family="text">
      <style:text-properties fo:font-weight="bold" style:font-weight-asian="bold" style:font-weight-complex="bold"/>
    </style:style>
    <style:style style:name="T8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0" style:parent-style-name="DefaultParagraphFont" style:family="text">
      <style:text-properties fo:font-weight="bold" style:font-weight-asian="bold" style:font-weight-complex="bold"/>
    </style:style>
    <style:style style:name="T9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2" style:parent-style-name="DefaultParagraphFont" style:family="text">
      <style:text-properties fo:font-weight="bold" style:font-weight-asian="bold" style:font-weight-complex="bold"/>
    </style:style>
    <style:style style:name="T9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4" style:parent-style-name="DefaultParagraphFont" style:family="text">
      <style:text-properties fo:font-weight="bold" style:font-weight-asian="bold" style:font-weight-complex="bold"/>
    </style:style>
    <style:style style:name="T9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6" style:parent-style-name="DefaultParagraphFont" style:family="text">
      <style:text-properties fo:font-weight="bold" style:font-weight-asian="bold" style:font-weight-complex="bold"/>
    </style:style>
    <style:style style:name="T9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8" style:parent-style-name="DefaultParagraphFont" style:family="text">
      <style:text-properties fo:font-weight="bold" style:font-weight-asian="bold" style:font-weight-complex="bold"/>
    </style:style>
    <style:style style:name="T9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0" style:parent-style-name="DefaultParagraphFont" style:family="text">
      <style:text-properties fo:font-weight="bold" style:font-weight-asian="bold" style:font-weight-complex="bold"/>
    </style:style>
    <style:style style:name="T9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2" style:parent-style-name="DefaultParagraphFont" style:family="text">
      <style:text-properties fo:font-weight="bold" style:font-weight-asian="bold" style:font-weight-complex="bold"/>
    </style:style>
    <style:style style:name="T9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4" style:parent-style-name="DefaultParagraphFont" style:family="text">
      <style:text-properties fo:font-weight="bold" style:font-weight-asian="bold" style:font-weight-complex="bold"/>
    </style:style>
    <style:style style:name="T9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6" style:parent-style-name="DefaultParagraphFont" style:family="text">
      <style:text-properties fo:font-weight="bold" style:font-weight-asian="bold" style:font-weight-complex="bold"/>
    </style:style>
    <style:style style:name="T9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8" style:parent-style-name="DefaultParagraphFont" style:family="text">
      <style:text-properties fo:font-weight="bold" style:font-weight-asian="bold" style:font-weight-complex="bold"/>
    </style:style>
    <style:style style:name="T9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0" style:parent-style-name="DefaultParagraphFont" style:family="text">
      <style:text-properties fo:font-weight="bold" style:font-weight-asian="bold" style:font-weight-complex="bold"/>
    </style:style>
    <style:style style:name="T9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2" style:parent-style-name="DefaultParagraphFont" style:family="text">
      <style:text-properties fo:font-weight="bold" style:font-weight-asian="bold" style:font-weight-complex="bold"/>
    </style:style>
    <style:style style:name="T9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4" style:parent-style-name="DefaultParagraphFont" style:family="text">
      <style:text-properties fo:font-weight="bold" style:font-weight-asian="bold" style:font-weight-complex="bold"/>
    </style:style>
    <style:style style:name="T9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6" style:parent-style-name="DefaultParagraphFont" style:family="text">
      <style:text-properties fo:font-weight="bold" style:font-weight-asian="bold" style:font-weight-complex="bold"/>
    </style:style>
    <style:style style:name="T92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8" style:parent-style-name="DefaultParagraphFont" style:family="text">
      <style:text-properties fo:font-weight="bold" style:font-weight-asian="bold" style:font-weight-complex="bold"/>
    </style:style>
    <style:style style:name="T92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0" style:parent-style-name="DefaultParagraphFont" style:family="text">
      <style:text-properties fo:font-weight="bold" style:font-weight-asian="bold" style:font-weight-complex="bold"/>
    </style:style>
    <style:style style:name="T93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2" style:parent-style-name="DefaultParagraphFont" style:family="text">
      <style:text-properties fo:font-weight="bold" style:font-weight-asian="bold" style:font-weight-complex="bold"/>
    </style:style>
    <style:style style:name="T9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4" style:parent-style-name="DefaultParagraphFont" style:family="text">
      <style:text-properties fo:font-weight="bold" style:font-weight-asian="bold" style:font-weight-complex="bold"/>
    </style:style>
    <style:style style:name="T9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6" style:parent-style-name="DefaultParagraphFont" style:family="text">
      <style:text-properties fo:font-weight="bold" style:font-weight-asian="bold" style:font-weight-complex="bold"/>
    </style:style>
    <style:style style:name="T9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8" style:parent-style-name="DefaultParagraphFont" style:family="text">
      <style:text-properties fo:font-weight="bold" style:font-weight-asian="bold" style:font-weight-complex="bold"/>
    </style:style>
    <style:style style:name="T9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0" style:parent-style-name="DefaultParagraphFont" style:family="text">
      <style:text-properties fo:font-weight="bold" style:font-weight-asian="bold" style:font-weight-complex="bold"/>
    </style:style>
    <style:style style:name="T9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2" style:parent-style-name="DefaultParagraphFont" style:family="text">
      <style:text-properties fo:font-weight="bold" style:font-weight-asian="bold" style:font-weight-complex="bold"/>
    </style:style>
    <style:style style:name="T9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4" style:parent-style-name="DefaultParagraphFont" style:family="text">
      <style:text-properties fo:font-weight="bold" style:font-weight-asian="bold" style:font-weight-complex="bold"/>
    </style:style>
    <style:style style:name="T9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6" style:parent-style-name="DefaultParagraphFont" style:family="text">
      <style:text-properties fo:font-weight="bold" style:font-weight-asian="bold" style:font-weight-complex="bold"/>
    </style:style>
    <style:style style:name="T9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8" style:parent-style-name="DefaultParagraphFont" style:family="text">
      <style:text-properties fo:font-weight="bold" style:font-weight-asian="bold" style:font-weight-complex="bold"/>
    </style:style>
    <style:style style:name="T9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0" style:parent-style-name="DefaultParagraphFont" style:family="text">
      <style:text-properties fo:font-weight="bold" style:font-weight-asian="bold" style:font-weight-complex="bold"/>
    </style:style>
    <style:style style:name="T9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2" style:parent-style-name="DefaultParagraphFont" style:family="text">
      <style:text-properties fo:font-weight="bold" style:font-weight-asian="bold" style:font-weight-complex="bold"/>
    </style:style>
    <style:style style:name="T9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4" style:parent-style-name="DefaultParagraphFont" style:family="text">
      <style:text-properties fo:font-weight="bold" style:font-weight-asian="bold" style:font-weight-complex="bold"/>
    </style:style>
    <style:style style:name="T9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6" style:parent-style-name="DefaultParagraphFont" style:family="text">
      <style:text-properties fo:font-weight="bold" style:font-weight-asian="bold" style:font-weight-complex="bold"/>
    </style:style>
    <style:style style:name="T9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8" style:parent-style-name="DefaultParagraphFont" style:family="text">
      <style:text-properties fo:font-weight="bold" style:font-weight-asian="bold" style:font-weight-complex="bold"/>
    </style:style>
    <style:style style:name="T9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0" style:parent-style-name="DefaultParagraphFont" style:family="text">
      <style:text-properties fo:font-weight="bold" style:font-weight-asian="bold" style:font-weight-complex="bold"/>
    </style:style>
    <style:style style:name="T9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2" style:parent-style-name="DefaultParagraphFont" style:family="text">
      <style:text-properties fo:font-weight="bold" style:font-weight-asian="bold" style:font-weight-complex="bold"/>
    </style:style>
    <style:style style:name="T9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4" style:parent-style-name="DefaultParagraphFont" style:family="text">
      <style:text-properties fo:font-weight="bold" style:font-weight-asian="bold" style:font-weight-complex="bold"/>
    </style:style>
    <style:style style:name="T9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6" style:parent-style-name="DefaultParagraphFont" style:family="text">
      <style:text-properties fo:font-weight="bold" style:font-weight-asian="bold" style:font-weight-complex="bold"/>
    </style:style>
    <style:style style:name="P967" style:parent-style-name="Standard" style:family="paragraph">
      <style:text-properties fo:font-weight="bold" style:font-weight-asian="bold" style:font-weight-complex="bold"/>
    </style:style>
    <style:style style:name="P968" style:parent-style-name="Standard" style:family="paragraph">
      <style:text-properties fo:font-weight="bold" style:font-weight-asian="bold" style:font-weight-complex="bold"/>
    </style:style>
    <style:style style:name="P969" style:parent-style-name="Standard" style:family="paragraph">
      <style:text-properties fo:font-weight="bold" style:font-weight-asian="bold" style:font-weight-complex="bold"/>
    </style:style>
    <style:style style:name="P970" style:parent-style-name="Standard" style:family="paragraph">
      <style:text-properties fo:font-weight="bold" style:font-weight-asian="bold" style:font-weight-complex="bold"/>
    </style:style>
    <style:style style:name="P971" style:parent-style-name="Standard" style:family="paragraph">
      <style:text-properties fo:font-weight="bold" style:font-weight-asian="bold" style:font-weight-complex="bold"/>
    </style:style>
    <style:style style:name="P972" style:parent-style-name="Standard" style:family="paragraph">
      <style:text-properties fo:font-weight="bold" style:font-weight-asian="bold" style:font-weight-complex="bold"/>
    </style:style>
    <style:style style:name="P973" style:parent-style-name="Standard" style:family="paragraph">
      <style:text-properties fo:font-weight="bold" style:font-weight-asian="bold" style:font-weight-complex="bold"/>
    </style:style>
    <style:style style:name="P974" style:parent-style-name="Standard" style:family="paragraph">
      <style:text-properties fo:font-weight="bold" style:font-weight-asian="bold" style:font-weight-complex="bold"/>
    </style:style>
    <style:style style:name="P975" style:parent-style-name="Standard" style:family="paragraph">
      <style:text-properties fo:font-weight="bold" style:font-weight-asian="bold" style:font-weight-complex="bold"/>
    </style:style>
    <style:style style:name="P976" style:parent-style-name="Standard" style:family="paragraph">
      <style:text-properties fo:font-weight="bold" style:font-weight-asian="bold" style:font-weight-complex="bold"/>
    </style:style>
    <style:style style:name="P977" style:parent-style-name="Standard" style:family="paragraph">
      <style:text-properties fo:font-weight="bold" style:font-weight-asian="bold" style:font-weight-complex="bold"/>
    </style:style>
    <style:style style:name="P978" style:parent-style-name="Standard" style:family="paragraph">
      <style:text-properties fo:font-weight="bold" style:font-weight-asian="bold" style:font-weight-complex="bold"/>
    </style:style>
    <style:style style:name="P979" style:parent-style-name="Standard" style:family="paragraph">
      <style:text-properties fo:font-weight="bold" style:font-weight-asian="bold" style:font-weight-complex="bold"/>
    </style:style>
    <style:style style:name="P980" style:parent-style-name="Standard" style:family="paragraph">
      <style:text-properties fo:font-weight="bold" style:font-weight-asian="bold" style:font-weight-complex="bold"/>
    </style:style>
    <style:style style:name="P981" style:parent-style-name="Standard" style:family="paragraph">
      <style:text-properties fo:font-weight="bold" style:font-weight-asian="bold" style:font-weight-complex="bold"/>
    </style:style>
    <style:style style:name="P982" style:parent-style-name="Standard" style:family="paragraph">
      <style:text-properties fo:font-weight="bold" style:font-weight-asian="bold" style:font-weight-complex="bold"/>
    </style:style>
    <style:style style:name="P983" style:parent-style-name="Standard" style:family="paragraph">
      <style:text-properties fo:font-weight="bold" style:font-weight-asian="bold" style:font-weight-complex="bold"/>
    </style:style>
    <style:style style:name="P984" style:parent-style-name="Standard" style:family="paragraph">
      <style:text-properties fo:font-weight="bold" style:font-weight-asian="bold" style:font-weight-complex="bold"/>
    </style:style>
    <style:style style:name="P985" style:parent-style-name="Standard" style:family="paragraph">
      <style:text-properties fo:font-weight="bold" style:font-weight-asian="bold" style:font-weight-complex="bold"/>
    </style:style>
    <style:style style:name="P986" style:parent-style-name="Standard" style:family="paragraph">
      <style:text-properties fo:font-weight="bold" style:font-weight-asian="bold" style:font-weight-complex="bold"/>
    </style:style>
    <style:style style:name="P987" style:parent-style-name="Standard" style:family="paragraph">
      <style:text-properties fo:font-weight="bold" style:font-weight-asian="bold" style:font-weight-complex="bold"/>
    </style:style>
    <style:style style:name="P988" style:parent-style-name="Standard" style:family="paragraph">
      <style:text-properties fo:font-weight="bold" style:font-weight-asian="bold" style:font-weight-complex="bold"/>
    </style:style>
    <style:style style:name="P989" style:parent-style-name="Standard" style:family="paragraph">
      <style:text-properties fo:font-weight="bold" style:font-weight-asian="bold" style:font-weight-complex="bold"/>
    </style:style>
    <style:style style:name="P990" style:parent-style-name="Standard" style:family="paragraph">
      <style:text-properties fo:font-weight="bold" style:font-weight-asian="bold" style:font-weight-complex="bold"/>
    </style:style>
    <style:style style:name="P991" style:parent-style-name="Standard" style:family="paragraph">
      <style:text-properties fo:font-weight="bold" style:font-weight-asian="bold" style:font-weight-complex="bold"/>
    </style:style>
    <style:style style:name="P992" style:parent-style-name="Standard" style:family="paragraph">
      <style:text-properties fo:font-weight="bold" style:font-weight-asian="bold" style:font-weight-complex="bold"/>
    </style:style>
    <style:style style:name="P993" style:parent-style-name="Standard" style:family="paragraph">
      <style:text-properties fo:font-weight="bold" style:font-weight-asian="bold" style:font-weight-complex="bold"/>
    </style:style>
    <style:style style:name="P994" style:parent-style-name="Standard" style:family="paragraph">
      <style:text-properties fo:font-weight="bold" style:font-weight-asian="bold" style:font-weight-complex="bold"/>
    </style:style>
    <style:style style:name="P995" style:parent-style-name="Standard" style:family="paragraph">
      <style:text-properties fo:font-weight="bold" style:font-weight-asian="bold" style:font-weight-complex="bold"/>
    </style:style>
    <style:style style:name="T9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97" style:parent-style-name="DefaultParagraphFont" style:family="text">
      <style:text-properties fo:font-weight="bold" style:font-weight-asian="bold" style:font-weight-complex="bold"/>
    </style:style>
    <style:style style:name="T9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99" style:parent-style-name="DefaultParagraphFont" style:family="text">
      <style:text-properties fo:font-weight="bold" style:font-weight-asian="bold" style:font-weight-complex="bold"/>
    </style:style>
    <style:style style:name="T10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01" style:parent-style-name="DefaultParagraphFont" style:family="text">
      <style:text-properties fo:font-weight="bold" style:font-weight-asian="bold" style:font-weight-complex="bold"/>
    </style:style>
    <style:style style:name="T10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03" style:parent-style-name="DefaultParagraphFont" style:family="text">
      <style:text-properties fo:font-weight="bold" style:font-weight-asian="bold" style:font-weight-complex="bold"/>
    </style:style>
    <style:style style:name="T10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05" style:parent-style-name="DefaultParagraphFont" style:family="text">
      <style:text-properties fo:font-weight="bold" style:font-weight-asian="bold" style:font-weight-complex="bold"/>
    </style:style>
    <style:style style:name="T10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07" style:parent-style-name="DefaultParagraphFont" style:family="text">
      <style:text-properties fo:font-weight="bold" style:font-weight-asian="bold" style:font-weight-complex="bold"/>
    </style:style>
    <style:style style:name="T10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09" style:parent-style-name="DefaultParagraphFont" style:family="text">
      <style:text-properties fo:font-weight="bold" style:font-weight-asian="bold" style:font-weight-complex="bold"/>
    </style:style>
    <style:style style:name="T10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11" style:parent-style-name="DefaultParagraphFont" style:family="text">
      <style:text-properties fo:font-weight="bold" style:font-weight-asian="bold" style:font-weight-complex="bold"/>
    </style:style>
    <style:style style:name="T10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13" style:parent-style-name="DefaultParagraphFont" style:family="text">
      <style:text-properties fo:font-weight="bold" style:font-weight-asian="bold" style:font-weight-complex="bold"/>
    </style:style>
    <style:style style:name="T10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15" style:parent-style-name="DefaultParagraphFont" style:family="text">
      <style:text-properties fo:font-weight="bold" style:font-weight-asian="bold" style:font-weight-complex="bold"/>
    </style:style>
    <style:style style:name="T10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17" style:parent-style-name="DefaultParagraphFont" style:family="text">
      <style:text-properties fo:font-weight="bold" style:font-weight-asian="bold" style:font-weight-complex="bold"/>
    </style:style>
    <style:style style:name="T10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19" style:parent-style-name="DefaultParagraphFont" style:family="text">
      <style:text-properties fo:font-weight="bold" style:font-weight-asian="bold" style:font-weight-complex="bold"/>
    </style:style>
    <style:style style:name="T10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1" style:parent-style-name="DefaultParagraphFont" style:family="text">
      <style:text-properties fo:font-weight="bold" style:font-weight-asian="bold" style:font-weight-complex="bold"/>
    </style:style>
    <style:style style:name="T10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3" style:parent-style-name="DefaultParagraphFont" style:family="text">
      <style:text-properties fo:font-weight="bold" style:font-weight-asian="bold" style:font-weight-complex="bold"/>
    </style:style>
    <style:style style:name="T10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5" style:parent-style-name="DefaultParagraphFont" style:family="text">
      <style:text-properties fo:font-weight="bold" style:font-weight-asian="bold" style:font-weight-complex="bold"/>
    </style:style>
    <style:style style:name="T10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7" style:parent-style-name="DefaultParagraphFont" style:family="text">
      <style:text-properties fo:font-weight="bold" style:font-weight-asian="bold" style:font-weight-complex="bold"/>
    </style:style>
    <style:style style:name="T10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9" style:parent-style-name="DefaultParagraphFont" style:family="text">
      <style:text-properties fo:font-weight="bold" style:font-weight-asian="bold" style:font-weight-complex="bold"/>
    </style:style>
    <style:style style:name="T10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1" style:parent-style-name="DefaultParagraphFont" style:family="text">
      <style:text-properties fo:font-weight="bold" style:font-weight-asian="bold" style:font-weight-complex="bold"/>
    </style:style>
    <style:style style:name="T10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3" style:parent-style-name="DefaultParagraphFont" style:family="text">
      <style:text-properties fo:font-weight="bold" style:font-weight-asian="bold" style:font-weight-complex="bold"/>
    </style:style>
    <style:style style:name="T10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5" style:parent-style-name="DefaultParagraphFont" style:family="text">
      <style:text-properties fo:font-weight="bold" style:font-weight-asian="bold" style:font-weight-complex="bold"/>
    </style:style>
    <style:style style:name="T10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7" style:parent-style-name="DefaultParagraphFont" style:family="text">
      <style:text-properties fo:font-weight="bold" style:font-weight-asian="bold" style:font-weight-complex="bold"/>
    </style:style>
    <style:style style:name="T10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9" style:parent-style-name="DefaultParagraphFont" style:family="text">
      <style:text-properties fo:font-weight="bold" style:font-weight-asian="bold" style:font-weight-complex="bold"/>
    </style:style>
    <style:style style:name="T10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1" style:parent-style-name="DefaultParagraphFont" style:family="text">
      <style:text-properties fo:font-weight="bold" style:font-weight-asian="bold" style:font-weight-complex="bold"/>
    </style:style>
    <style:style style:name="T10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3" style:parent-style-name="DefaultParagraphFont" style:family="text">
      <style:text-properties fo:font-weight="bold" style:font-weight-asian="bold" style:font-weight-complex="bold"/>
    </style:style>
    <style:style style:name="T10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5" style:parent-style-name="DefaultParagraphFont" style:family="text">
      <style:text-properties fo:font-weight="bold" style:font-weight-asian="bold" style:font-weight-complex="bold"/>
    </style:style>
    <style:style style:name="T10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7" style:parent-style-name="DefaultParagraphFont" style:family="text">
      <style:text-properties fo:font-weight="bold" style:font-weight-asian="bold" style:font-weight-complex="bold"/>
    </style:style>
    <style:style style:name="T10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9" style:parent-style-name="DefaultParagraphFont" style:family="text">
      <style:text-properties fo:font-weight="bold" style:font-weight-asian="bold" style:font-weight-complex="bold"/>
    </style:style>
    <style:style style:name="T10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1" style:parent-style-name="DefaultParagraphFont" style:family="text">
      <style:text-properties fo:font-weight="bold" style:font-weight-asian="bold" style:font-weight-complex="bold"/>
    </style:style>
    <style:style style:name="T10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3" style:parent-style-name="DefaultParagraphFont" style:family="text">
      <style:text-properties fo:font-weight="bold" style:font-weight-asian="bold" style:font-weight-complex="bold"/>
    </style:style>
    <style:style style:name="T10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5" style:parent-style-name="DefaultParagraphFont" style:family="text">
      <style:text-properties fo:font-weight="bold" style:font-weight-asian="bold" style:font-weight-complex="bold"/>
    </style:style>
    <style:style style:name="T10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7" style:parent-style-name="DefaultParagraphFont" style:family="text">
      <style:text-properties fo:font-weight="bold" style:font-weight-asian="bold" style:font-weight-complex="bold"/>
    </style:style>
    <style:style style:name="T10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9" style:parent-style-name="DefaultParagraphFont" style:family="text">
      <style:text-properties fo:font-weight="bold" style:font-weight-asian="bold" style:font-weight-complex="bold"/>
    </style:style>
    <style:style style:name="T10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3" style:parent-style-name="DefaultParagraphFont" style:family="text">
      <style:text-properties fo:font-weight="bold" style:font-weight-asian="bold" style:font-weight-complex="bold"/>
    </style:style>
    <style:style style:name="T10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5" style:parent-style-name="DefaultParagraphFont" style:family="text">
      <style:text-properties fo:font-weight="bold" style:font-weight-asian="bold" style:font-weight-complex="bold"/>
    </style:style>
    <style:style style:name="T10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7" style:parent-style-name="DefaultParagraphFont" style:family="text">
      <style:text-properties fo:font-weight="bold" style:font-weight-asian="bold" style:font-weight-complex="bold"/>
    </style:style>
    <style:style style:name="T10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9" style:parent-style-name="DefaultParagraphFont" style:family="text">
      <style:text-properties fo:font-weight="bold" style:font-weight-asian="bold" style:font-weight-complex="bold"/>
    </style:style>
    <style:style style:name="T10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1" style:parent-style-name="DefaultParagraphFont" style:family="text">
      <style:text-properties fo:font-weight="bold" style:font-weight-asian="bold" style:font-weight-complex="bold"/>
    </style:style>
    <style:style style:name="T10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3" style:parent-style-name="DefaultParagraphFont" style:family="text">
      <style:text-properties fo:font-weight="bold" style:font-weight-asian="bold" style:font-weight-complex="bold"/>
    </style:style>
    <style:style style:name="T10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5" style:parent-style-name="DefaultParagraphFont" style:family="text">
      <style:text-properties fo:font-weight="bold" style:font-weight-asian="bold" style:font-weight-complex="bold"/>
    </style:style>
    <style:style style:name="T10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7" style:parent-style-name="DefaultParagraphFont" style:family="text">
      <style:text-properties fo:font-weight="bold" style:font-weight-asian="bold" style:font-weight-complex="bold"/>
    </style:style>
    <style:style style:name="T10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9" style:parent-style-name="DefaultParagraphFont" style:family="text">
      <style:text-properties fo:font-weight="bold" style:font-weight-asian="bold" style:font-weight-complex="bold"/>
    </style:style>
    <style:style style:name="T10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1" style:parent-style-name="DefaultParagraphFont" style:family="text">
      <style:text-properties fo:font-weight="bold" style:font-weight-asian="bold" style:font-weight-complex="bold"/>
    </style:style>
    <style:style style:name="T10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3" style:parent-style-name="DefaultParagraphFont" style:family="text">
      <style:text-properties fo:font-weight="bold" style:font-weight-asian="bold" style:font-weight-complex="bold"/>
    </style:style>
    <style:style style:name="T10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5" style:parent-style-name="DefaultParagraphFont" style:family="text">
      <style:text-properties fo:font-weight="bold" style:font-weight-asian="bold" style:font-weight-complex="bold"/>
    </style:style>
    <style:style style:name="T10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7" style:parent-style-name="DefaultParagraphFont" style:family="text">
      <style:text-properties fo:font-weight="bold" style:font-weight-asian="bold" style:font-weight-complex="bold"/>
    </style:style>
    <style:style style:name="T10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9" style:parent-style-name="DefaultParagraphFont" style:family="text">
      <style:text-properties fo:font-weight="bold" style:font-weight-asian="bold" style:font-weight-complex="bold"/>
    </style:style>
    <style:style style:name="T10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1" style:parent-style-name="DefaultParagraphFont" style:family="text">
      <style:text-properties fo:font-weight="bold" style:font-weight-asian="bold" style:font-weight-complex="bold"/>
    </style:style>
    <style:style style:name="T10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3" style:parent-style-name="DefaultParagraphFont" style:family="text">
      <style:text-properties fo:font-weight="bold" style:font-weight-asian="bold" style:font-weight-complex="bold"/>
    </style:style>
    <style:style style:name="T10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5" style:parent-style-name="DefaultParagraphFont" style:family="text">
      <style:text-properties fo:font-weight="bold" style:font-weight-asian="bold" style:font-weight-complex="bold"/>
    </style:style>
    <style:style style:name="T10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ypes and Description</text:p>
      <text:p text:style-name="Standard"/>
      <text:p text:style-name="Standard"><text:span text:style-name="T2">char</text:span><text:s/><text:tab/><text:tab/><text:tab/><text:tab/>1 byte -128 to 127 or 0 to 255</text:p>
      <text:p text:style-name="Standard"><text:span text:style-name="T3">unsigned</text:span><text:s/><text:span text:style-name="T4">char</text:span><text:span text:style-name="T5"><text:tab/></text:span><text:span text:style-name="T6"><text:tab/></text:span>1 byte 0 to 255</text:p>
      <text:p text:style-name="Standard"><text:span text:style-name="T7">signed</text:span><text:s/><text:span text:style-name="T8">char</text:span><text:s/><text:tab/><text:tab/><text:tab/>1 byte -128 to 127</text:p>
      <text:p text:style-name="Standard"><text:span text:style-name="T9">int</text:span><text:s/><text:tab/><text:tab/><text:tab/><text:tab/>2 or 4 bytes -32,768 to 32,767 or -2,147,483,648 to 2,147,483,647</text:p>
      <text:p text:style-name="Standard"><text:span text:style-name="T10">unsigned int<text:s/></text:span><text:span text:style-name="T11"><text:tab/></text:span><text:span text:style-name="T12"><text:tab/></text:span><text:span text:style-name="T13"><text:tab/></text:span>2 or 4 bytes 0 to 65,535 or 0 to 4,294,967,295</text:p>
      <text:p text:style-name="Standard"><text:span text:style-name="T14">short</text:span><text:s/><text:tab/><text:tab/><text:tab/><text:tab/>2 bytes<text:s/>-32,768 to 32,767</text:p>
      <text:p text:style-name="Standard"><text:span text:style-name="T15">unsigned</text:span><text:s/><text:span text:style-name="T16">short</text:span><text:s/><text:tab/><text:tab/>2 bytes 0 to 65,535</text:p>
      <text:p text:style-name="Standard"><text:span text:style-name="T17">long</text:span><text:s/><text:tab/><text:tab/><text:tab/><text:tab/>4 bytes -2,147,483,648 to 2,147,483,647</text:p>
      <text:p text:style-name="Standard"><text:span text:style-name="T18">unsigned</text:span><text:s/><text:span text:style-name="T19">long</text:span><text:s/><text:tab/><text:tab/>4 bytes 0 to 4,294,967,295</text:p>
      <text:p text:style-name="Standard"/>
      <text:p text:style-name="Standard"><text:span text:style-name="T20">float</text:span><text:s/><text:tab/><text:tab/><text:tab/><text:tab/>4 byte 1.2E-38 to 3.4E+38 6 decimal places</text:p>
      <text:p text:style-name="Standard"><text:span text:style-name="T21">double</text:span><text:s/><text:tab/><text:tab/><text:tab/>8 byte 2.3E-308 to 1.7E+308 15 decimal places</text:p>
      <text:p text:style-name="Standard"><text:span text:style-name="T22">long</text:span><text:s/><text:span text:style-name="T23">double</text:span><text:s/><text:tab/><text:tab/><text:tab/>10 byte 3.4E-4932 to 1.1E+4932 19 decimal places</text:p>
      <text:p text:style-name="Standard"/>
      <text:p text:style-name="P24"/>
      <text:p text:style-name="P25">Character Constants</text:p>
      <text:p text:style-name="Standard"/>
      <text:p text:style-name="Standard">\\<text:s/><text:tab/>\ character</text:p>
      <text:p text:style-name="Standard">\'<text:s/><text:tab/>' character</text:p>
      <text:p text:style-name="Standard">\"<text:tab/><text:s/>" character</text:p>
      <text:p text:style-name="Standard">\?<text:tab/><text:s/>? character</text:p>
      <text:p text:style-name="Standard">\a<text:tab/><text:s/>Alert or bell</text:p>
      <text:p text:style-name="Standard">\b<text:tab/>Backspace</text:p>
      <text:p text:style-name="Standard">\f<text:tab/>Form feed</text:p>
      <text:p text:style-name="Standard">\n<text:tab/>Newline</text:p>
      <text:p text:style-name="Standard">\r<text:tab/>Carriage return</text:p>
      <text:p text:style-name="Standard">\t<text:s/><text:tab/>Horizontal tab</text:p>
      <text:p text:style-name="Standard">\v<text:tab/>Vertical tab</text:p>
      <text:p text:style-name="Standard">\ooo<text:s/><text:tab/>Octal number of one to three digits</text:p>
      <text:p text:style-name="Standard">\xhh . . .<text:s/><text:tab/>Hexadecimal number of one or more digits</text:p>
      <text:p text:style-name="Standard"/>
      <text:p text:style-name="P26"/>
      <text:p text:style-name="P27">Keywords</text:p>
      <text:p text:style-name="Standard"/>
      <text:p text:style-name="Standard"/>
      <text:p text:style-name="Standard">The<text:s/>following list shows the reserved words in C. These reserved words may not</text:p>
      <text:p text:style-name="Standard">be used as constants or variables or any other identifier names.</text:p>
      <text:p text:style-name="Standard"/>
      <text:p text:style-name="Standard"/>
      <text:p text:style-name="Standard">Auto<text:tab/>else<text:s/><text:tab/>long<text:s/><text:tab/><text:tab/>switch</text:p>
      <text:p text:style-name="Standard">break<text:tab/>enum<text:s/><text:tab/>register <text:s/><text:tab/>typedef</text:p>
      <text:p text:style-name="Standard">case<text:s/><text:tab/>extern<text:s/><text:tab/>return<text:s/><text:tab/><text:tab/>union</text:p>
      <text:p text:style-name="Standard">char<text:s/><text:tab/>float<text:s/><text:tab/>short<text:s/><text:tab/>unsigned</text:p>
      <text:p text:style-name="Standard">const<text:s/><text:tab/>for<text:s/><text:tab/>signed<text:s/><text:tab/>void</text:p>
      <text:p text:style-name="Standard">continue<text:s/><text:tab/>goto<text:tab/>sizeof<text:tab/>volatile</text:p>
      <text:p text:style-name="Standard">default<text:tab/><text:s/>if<text:s/><text:tab/>static<text:s/><text:tab/>while</text:p>
      <text:p text:style-name="Standard">do<text:s/><text:tab/>int<text:s/><text:tab/>struct<text:s/><text:tab/>_Packed</text:p>
      <text:p text:style-name="Standard">double</text:p>
      <text:p text:style-name="Standard"/>
      <text:p text:style-name="Standard"/>
      <text:soft-page-break/>
      <text:p text:style-name="Standard"><text:span text:style-name="T28">Variables Printin</text:span><text:span text:style-name="T29">g</text:span></text:p>
      <text:p text:style-name="P30"/>
      <text:p text:style-name="P31"/>
      <text:p text:style-name="Standard"><text:span text:style-name="T32">char</text:span><text:span text:style-name="T33"><text:tab/></text:span><text:span text:style-name="T34"><text:tab/></text:span><text:span text:style-name="T35"><text:tab/></text:span>%c</text:p>
      <text:p text:style-name="Standard"><text:span text:style-name="T36">short</text:span><text:span text:style-name="T37"><text:tab/></text:span><text:span text:style-name="T38"><text:tab/></text:span><text:span text:style-name="T39"><text:tab/>%</text:span>hd</text:p>
      <text:p text:style-name="Standard"><text:span text:style-name="T40">int</text:span><text:span text:style-name="T41"><text:tab/></text:span><text:span text:style-name="T42"><text:tab/></text:span><text:span text:style-name="T43"><text:tab/>%</text:span>d</text:p>
      <text:p text:style-name="Standard"><text:span text:style-name="T44">float</text:span><text:span text:style-name="T45"><text:tab/></text:span><text:span text:style-name="T46"><text:tab/></text:span><text:span text:style-name="T47"><text:tab/></text:span>%f <text:s/>%e <text:s/>%g</text:p>
      <text:p text:style-name="Standard"><text:span text:style-name="T48">double</text:span><text:span text:style-name="T49"><text:tab/></text:span><text:span text:style-name="T50"><text:tab/></text:span><text:span text:style-name="T51"><text:tab/>%</text:span>f</text:p>
      <text:p text:style-name="Standard"><text:span text:style-name="T52">unsigned</text:span><text:span text:style-name="T53"><text:tab/></text:span><text:span text:style-name="T54"><text:tab/>%</text:span>u <text:s text:c="2"/>unsigned long %lu etc.</text:p>
      <text:p text:style-name="P55"/>
      <text:p text:style-name="P56"/>
      <text:p text:style-name="P57"/>
      <text:p text:style-name="Standard">ტერმინალიდან<text:s/>დეფაულთ<text:s/>ბრაუზერით<text:s/>საიტის<text:s/>გაშვება<text:s/>უბუნტუ<text:s/>xdg-open<text:s/><text:a xlink:href="http://google.com" office:target-frame-name="_top" xlink:show="replace"><text:span text:style-name="Hyperlink">http://google.com</text:span></text:a></text:p>
      <text:p text:style-name="P58"/>
      <text:p text:style-name="P59"/>
      <text:p text:style-name="Standard"><text:span text:style-name="T60">მასივის</text:span><text:span text:style-name="T61"><text:s/></text:span><text:span text:style-name="T62">ბოლო</text:span><text:span text:style-name="T63"><text:s/></text:span><text:span text:style-name="T64">ელემენტი</text:span><text:span text:style-name="T65"><text:s/></text:span><text:span text:style-name="T66">არის</text:span><text:span text:style-name="T67"><text:s/>NULL, \0.</text:span></text:p>
      <text:p text:style-name="Standard"><text:span text:style-name="T68">მასივი</text:span><text:span text:style-name="T69"><text:s/></text:span><text:span text:style-name="T70">არის</text:span><text:span text:style-name="T71"><text:s/></text:span><text:span text:style-name="T72">მიმთითებელი</text:span><text:span text:style-name="T73">,<text:s/></text:span><text:span text:style-name="T74">ანუ</text:span><text:span text:style-name="T75"><text:s/></text:span><text:span text:style-name="T76">თუ</text:span><text:span text:style-name="T77"><text:s/></text:span><text:span text:style-name="T78">მის</text:span><text:span text:style-name="T79"><text:s/></text:span><text:span text:style-name="T80">რომელიმე</text:span><text:span text:style-name="T81"><text:s/></text:span><text:span text:style-name="T82">ელემენტს</text:span><text:span text:style-name="T83"><text:s/></text:span><text:span text:style-name="T84">არ</text:span><text:span text:style-name="T85"><text:s/></text:span><text:span text:style-name="T86">მივმართავთ</text:span><text:span text:style-name="T87"><text:s/></text:span><text:span text:style-name="T88">და</text:span><text:span text:style-name="T89"><text:s/></text:span><text:span text:style-name="T90">უბრალოდ</text:span><text:span text:style-name="T91"><text:s/></text:span><text:span text:style-name="T92">მის</text:span><text:span text:style-name="T93"><text:s/></text:span><text:span text:style-name="T94">ცვლადის</text:span><text:span text:style-name="T95"><text:s/></text:span><text:span text:style-name="T96">სახელს</text:span><text:span text:style-name="T97"><text:s/></text:span><text:span text:style-name="T98">დავბეჭდავთ</text:span><text:span text:style-name="T99"><text:s/></text:span><text:span text:style-name="T100">დაიბეჭდება</text:span><text:span text:style-name="T101"><text:s/></text:span><text:span text:style-name="T102">მისამართი</text:span><text:span text:style-name="T103">.<text:s/></text:span><text:span text:style-name="T104">რომელშიც</text:span><text:span text:style-name="T105"><text:s/></text:span><text:span text:style-name="T106">წერია</text:span><text:span text:style-name="T107"><text:s/></text:span><text:span text:style-name="T108">პირველი</text:span><text:span text:style-name="T109"><text:s/></text:span><text:span text:style-name="T110">ელემენტი</text:span><text:span text:style-name="T111">.</text:span></text:p>
      <text:p text:style-name="P112">int arr[] = {1,2,0,111,5};</text:p>
      <text:p text:style-name="Standard"><text:span text:style-name="T113">arr<text:s/></text:span><text:span text:style-name="T114">არის</text:span><text:span text:style-name="T115"><text:s/></text:span><text:span text:style-name="T116">მისამართის</text:span><text:span text:style-name="T117"><text:s/></text:span><text:span text:style-name="T118">მნიშვნელობის</text:span><text:span text:style-name="T119"><text:s/></text:span><text:span text:style-name="T120">მქონე</text:span><text:span text:style-name="T121">,</text:span></text:p>
      <text:p text:style-name="Standard"><text:span text:style-name="T122">თუ</text:span><text:span text:style-name="T123"><text:s/></text:span><text:span text:style-name="T124">მასზე</text:span><text:span text:style-name="T125"><text:s/></text:span><text:span text:style-name="T126">ჩაწერილ</text:span><text:span text:style-name="T127"><text:s/></text:span><text:span text:style-name="T128">მნიშვნელობას</text:span><text:span text:style-name="T129"><text:s/></text:span><text:span text:style-name="T130">წავიკითხავთ</text:span><text:span text:style-name="T131"><text:s/></text:span><text:span text:style-name="T132">იქნება</text:span><text:span text:style-name="T133"><text:s/></text:span><text:span text:style-name="T134">პირველი</text:span><text:span text:style-name="T135"><text:s/></text:span><text:span text:style-name="T136">ელემენტი</text:span><text:span text:style-name="T137"><text:s/></text:span><text:span text:style-name="T138">ანუ</text:span><text:span text:style-name="T139"><text:s/>*arr<text:s/></text:span><text:span text:style-name="T140">არის</text:span><text:span text:style-name="T141"><text:s/>1<text:s/></text:span><text:span text:style-name="T142">ის</text:span><text:span text:style-name="T143"><text:s/></text:span><text:span text:style-name="T144">ტოლი</text:span><text:span text:style-name="T145">. ptr == arr[0].<text:s/></text:span><text:span text:style-name="T146">ანუ</text:span><text:span text:style-name="T147"><text:s/></text:span><text:span text:style-name="T148">როცა</text:span><text:span text:style-name="T149"><text:s/></text:span><text:span text:style-name="T150">ვქმნით</text:span><text:span text:style-name="T151"><text:s/></text:span><text:span text:style-name="T152">მასივს</text:span><text:span text:style-name="T153"><text:s/>int a[5],<text:s/></text:span><text:span text:style-name="T154">შეგვიძლია</text:span><text:span text:style-name="T155"><text:s/></text:span><text:span text:style-name="T156">შევქმნათ</text:span><text:span text:style-name="T157"><text:s/>int *(a+5),<text:s/></text:span><text:span text:style-name="T158">მსგავსად</text:span><text:span text:style-name="T159">.<text:s/></text:span></text:p>
      <text:p text:style-name="P160"/>
      <text:p text:style-name="P161"/>
      <text:p text:style-name="Standard"><text:span text:style-name="T162">scanf()<text:s/></text:span><text:span text:style-name="T163">ფუნქცია</text:span><text:span text:style-name="T164"><text:s/></text:span><text:span text:style-name="T165">სტრინგს</text:span><text:span text:style-name="T166"><text:s/></text:span><text:span text:style-name="T167">კითხულობს</text:span><text:span text:style-name="T168">,<text:s/></text:span><text:span text:style-name="T169">თუ</text:span><text:span text:style-name="T170"><text:s/></text:span><text:span text:style-name="T171">მასში</text:span><text:span text:style-name="T172"><text:s/></text:span><text:span text:style-name="T173">არის</text:span><text:span text:style-name="T174"><text:s/></text:span><text:span text:style-name="T175">გამოტოვებსბი</text:span><text:span text:style-name="T176"><text:s/></text:span><text:span text:style-name="T177">პირველივე</text:span><text:span text:style-name="T178"><text:s/></text:span><text:span text:style-name="T179">გამოტოვებასთან</text:span><text:span text:style-name="T180"><text:s/></text:span><text:span text:style-name="T181">წყვეტს</text:span><text:span text:style-name="T182"><text:s/></text:span><text:span text:style-name="T183">შემოტანას</text:span><text:span text:style-name="T184"><text:s/></text:span><text:span text:style-name="T185">პროგრამაში</text:span><text:span text:style-name="T186">.</text:span></text:p>
      <text:p text:style-name="Standard"><text:span text:style-name="T187">gets()<text:s/></text:span><text:span text:style-name="T188">ს</text:span><text:span text:style-name="T189"><text:s/></text:span><text:span text:style-name="T190">შემოაქვს</text:span><text:span text:style-name="T191"><text:s/></text:span><text:span text:style-name="T192">ტექსტი</text:span><text:span text:style-name="T193"><text:s/></text:span><text:span text:style-name="T194">სფეისებიანად</text:span><text:span text:style-name="T195">,<text:s/></text:span><text:span text:style-name="T196">კითხულობს</text:span><text:span text:style-name="T197"><text:s/></text:span><text:span text:style-name="T198">მანამ</text:span><text:span text:style-name="T199"><text:s/></text:span><text:span text:style-name="T200">სანამ</text:span><text:span text:style-name="T201"><text:s/></text:span><text:span text:style-name="T202">ახალხაზზე</text:span><text:span text:style-name="T203"><text:s/></text:span><text:span text:style-name="T204">გასასვლა</text:span><text:span text:style-name="T205"><text:s/></text:span><text:span text:style-name="T206">ანუ</text:span><text:span text:style-name="T207"><text:s/></text:span><text:span text:style-name="T208">ენტერზე</text:span><text:span text:style-name="T209"><text:s/></text:span><text:span text:style-name="T210">დაკლიკვა</text:span><text:span text:style-name="T211"><text:s/></text:span><text:span text:style-name="T212">არ</text:span><text:span text:style-name="T213"><text:s/></text:span><text:span text:style-name="T214">მოხდება</text:span><text:span text:style-name="T215">.</text:span></text:p>
      <text:p text:style-name="Standard"><text:span text:style-name="T216">მეტად</text:span><text:span text:style-name="T217"><text:s/></text:span><text:span text:style-name="T218">დაცული</text:span><text:span text:style-name="T219"><text:s/></text:span><text:span text:style-name="T220">არის</text:span><text:span text:style-name="T221"><text:s/>fgets(,,)<text:s/></text:span><text:span text:style-name="T222">სადაც</text:span><text:span text:style-name="T223"><text:s/></text:span><text:span text:style-name="T224">ვუთითებთ</text:span><text:span text:style-name="T225"><text:s/></text:span><text:span text:style-name="T226">ზომას</text:span><text:span text:style-name="T227"><text:s/></text:span><text:span text:style-name="T228">და</text:span><text:span text:style-name="T229"><text:s/></text:span><text:span text:style-name="T230">გადავსებისგან</text:span><text:span text:style-name="T231"><text:s/></text:span><text:span text:style-name="T232">ვიზღვევთ</text:span><text:span text:style-name="T233"><text:s/></text:span><text:span text:style-name="T234">თავს</text:span><text:span text:style-name="T235">.<text:s/></text:span><text:span text:style-name="T236">პირველი</text:span><text:span text:style-name="T237"><text:s/></text:span><text:span text:style-name="T238">არგუმენტია</text:span><text:span text:style-name="T239">,<text:s/></text:span><text:span text:style-name="T240">სახელი</text:span><text:span text:style-name="T241"><text:s/></text:span><text:span text:style-name="T242">სტრინგის</text:span><text:span text:style-name="T243">,<text:s/></text:span><text:span text:style-name="T244">მეორე</text:span><text:span text:style-name="T245"><text:s/></text:span><text:span text:style-name="T246">ზომა</text:span><text:span text:style-name="T247"><text:s/></text:span><text:span text:style-name="T248">მესამე</text:span><text:span text:style-name="T249"><text:s/></text:span><text:span text:style-name="T250">მიმთითებელი</text:span><text:span text:style-name="T251"><text:s/></text:span><text:span text:style-name="T252">რომელიც</text:span><text:span text:style-name="T253"><text:s/></text:span><text:span text:style-name="T254">ქეივორდია</text:span><text:span text:style-name="T255"><text:s/>stdin,<text:s/></text:span><text:span text:style-name="T256">სტანდარტული</text:span><text:span text:style-name="T257"><text:s/></text:span><text:span text:style-name="T258">ინფუთი</text:span><text:span text:style-name="T259">.<text:s/></text:span><text:span text:style-name="T260">განსხვავდება</text:span><text:span text:style-name="T261"><text:s/></text:span><text:span text:style-name="T262">კიდევ</text:span><text:span text:style-name="T263"><text:s/>fgets()<text:s/></text:span><text:span text:style-name="T264">ისგან</text:span><text:span text:style-name="T265"><text:s/></text:span><text:span text:style-name="T266">იმით</text:span><text:span text:style-name="T267"><text:s/></text:span><text:span text:style-name="T268">რომ</text:span><text:span text:style-name="T269"><text:s/></text:span><text:span text:style-name="T270">მასში</text:span><text:span text:style-name="T271"><text:s/></text:span><text:span text:style-name="T272">შეგვიძლია</text:span><text:span text:style-name="T273"><text:s/></text:span><text:span text:style-name="T274">მოვათავსოთ</text:span><text:span text:style-name="T275"><text:s/>newline<text:s/></text:span><text:span text:style-name="T276">სიმბოლო</text:span><text:span text:style-name="T277">.</text:span></text:p>
      <text:p text:style-name="P278"/>
      <text:p text:style-name="Standard"><text:span text:style-name="T279">printf()<text:s/></text:span><text:span text:style-name="T280">კარგად</text:span><text:span text:style-name="T281"><text:s/></text:span><text:span text:style-name="T282">ნაცნობი</text:span><text:span text:style-name="T283">. puts()<text:s/></text:span><text:span text:style-name="T284">არგუმენტად</text:span><text:span text:style-name="T285"><text:s/></text:span><text:span text:style-name="T286">აქვს</text:span><text:span text:style-name="T287"><text:s/></text:span><text:span text:style-name="T288">სტრინგი</text:span><text:span text:style-name="T289"><text:s/></text:span><text:span text:style-name="T290">და</text:span><text:span text:style-name="T291"><text:s/></text:span><text:span text:style-name="T292">ბეჭდავს</text:span><text:span text:style-name="T293"><text:s/></text:span><text:span text:style-name="T294">მას</text:span><text:span text:style-name="T295">. fputs(,)<text:s/></text:span><text:span text:style-name="T296">უნდა</text:span><text:span text:style-name="T297"><text:s/></text:span><text:span text:style-name="T298">სტინგის</text:span><text:span text:style-name="T299"><text:s/></text:span><text:span text:style-name="T300">სახელი</text:span><text:span text:style-name="T301"><text:s/></text:span><text:span text:style-name="T302">და</text:span><text:span text:style-name="T303"><text:s/></text:span><text:span text:style-name="T304">მეორე</text:span><text:span text:style-name="T305"><text:s/></text:span><text:span text:style-name="T306">პოინტერი</text:span><text:span text:style-name="T307"><text:s/></text:span><text:span text:style-name="T308">თუ</text:span><text:span text:style-name="T309"><text:s/></text:span><text:span text:style-name="T310">სად</text:span><text:span text:style-name="T311"><text:s/></text:span><text:span text:style-name="T312">უნდა</text:span><text:span text:style-name="T313"><text:s/></text:span><text:span text:style-name="T314">დაიბეჭდოს</text:span><text:span text:style-name="T315"><text:s/></text:span><text:span text:style-name="T316">ის</text:span><text:span text:style-name="T317">,<text:s/></text:span><text:span text:style-name="T318">ეს</text:span><text:span text:style-name="T319"><text:s/></text:span><text:span text:style-name="T320">არის</text:span><text:span text:style-name="T321"><text:s/>stdout<text:s/></text:span><text:span text:style-name="T322">სტანდარტული</text:span><text:span text:style-name="T323"><text:s/></text:span><text:span text:style-name="T324">აუთფუთი</text:span><text:span text:style-name="T325">. printf<text:s/></text:span><text:span text:style-name="T326">აბრუნებს</text:span><text:span text:style-name="T327"><text:s/></text:span><text:span text:style-name="T328">პარამეტრს</text:span><text:span text:style-name="T329"><text:s/></text:span><text:span text:style-name="T330">თუ</text:span><text:span text:style-name="T331"><text:s/></text:span><text:span text:style-name="T332">რდენი</text:span><text:span text:style-name="T333"><text:s/></text:span><text:span text:style-name="T334">ელემენტი</text:span><text:span text:style-name="T335"><text:s/></text:span><text:span text:style-name="T336">დაბეჭდა</text:span><text:span text:style-name="T337">,<text:s/></text:span><text:span text:style-name="T338">მაგ</text:span><text:span text:style-name="T339"><text:s/>10<text:s/></text:span><text:span text:style-name="T340">ელემენტიანი</text:span><text:span text:style-name="T341"><text:s/></text:span><text:span text:style-name="T342">მასივის</text:span><text:span text:style-name="T343"><text:s/></text:span><text:span text:style-name="T344">დაბეჭდვის</text:span><text:span text:style-name="T345"><text:s/></text:span><text:span text:style-name="T346">შემთხვევაში</text:span><text:span text:style-name="T347"><text:s/></text:span><text:span text:style-name="T348">დააბრუნებს</text:span><text:span text:style-name="T349"><text:s/>10</text:span><text:span text:style-name="T350">ს</text:span><text:span text:style-name="T351">,<text:s/></text:span><text:span text:style-name="T352">ან</text:span><text:span text:style-name="T353"><text:s/></text:span><text:span text:style-name="T354">ვბეჭდავთ</text:span><text:span text:style-name="T355"><text:s/></text:span><text:span text:style-name="T356">ორ</text:span><text:span text:style-name="T357"><text:s/></text:span><text:span text:style-name="T358">ინტს</text:span><text:span text:style-name="T359"><text:s/></text:span><text:span text:style-name="T360">და</text:span><text:span text:style-name="T361"><text:s/>""<text:s/></text:span><text:span text:style-name="T362">ში</text:span><text:span text:style-name="T363"><text:s/></text:span><text:span text:style-name="T364">გვაქვს</text:span><text:span text:style-name="T365"><text:s/></text:span><text:span text:style-name="T366">ტექსტი</text:span><text:span text:style-name="T367"><text:s/></text:span><text:span text:style-name="T368">თითოეულ</text:span><text:span text:style-name="T369"><text:s/></text:span><text:span text:style-name="T370">სიმბოლოს</text:span><text:span text:style-name="T371"><text:s/></text:span><text:span text:style-name="T372">დათვლის</text:span><text:span text:style-name="T373"><text:s/></text:span><text:span text:style-name="T374">პლიუს</text:span><text:span text:style-name="T375"><text:s/></text:span><text:span text:style-name="T376">ორი</text:span><text:span text:style-name="T377"><text:s/></text:span><text:span text:style-name="T378">ცალი</text:span><text:span text:style-name="T379"><text:s/></text:span><text:span text:style-name="T380">ინტი</text:span><text:span text:style-name="T381"><text:s/></text:span><text:span text:style-name="T382">და</text:span><text:span text:style-name="T383"><text:s/></text:span><text:span text:style-name="T384">ექნება</text:span><text:span text:style-name="T385"><text:s/></text:span><text:span text:style-name="T386">შესაბამისი</text:span><text:span text:style-name="T387"><text:s/></text:span><text:span text:style-name="T388">რიცხვითი</text:span><text:span text:style-name="T389"><text:s/></text:span><text:span text:style-name="T390">სიდიდე</text:span><text:span text:style-name="T391">.</text:span></text:p>
      <text:p text:style-name="P392"/>
      <text:p text:style-name="P393"/>
      <text:p text:style-name="Standard"><text:span text:style-name="T394">scanf<text:s/></text:span><text:span text:style-name="T395">და</text:span><text:span text:style-name="T396"><text:s/>printf<text:s/></text:span><text:span text:style-name="T397">ები</text:span><text:span text:style-name="T398"><text:s/></text:span><text:span text:style-name="T399">სფეისის</text:span><text:span text:style-name="T400"><text:s/></text:span><text:span text:style-name="T401">შემდეგ</text:span><text:span text:style-name="T402"><text:s/></text:span><text:span text:style-name="T403">წყვეტენ</text:span><text:span text:style-name="T404"><text:s/></text:span><text:span text:style-name="T405">შეტანა</text:span><text:span text:style-name="T406"><text:s/></text:span><text:span text:style-name="T407">გატანას</text:span><text:span text:style-name="T408">, puts<text:s/></text:span><text:span text:style-name="T409">და</text:span><text:span text:style-name="T410"><text:s/>gets<text:s/></text:span><text:span text:style-name="T411">ახალხაზზე</text:span><text:span text:style-name="T412"><text:s/></text:span><text:span text:style-name="T413">გადატანის</text:span><text:span text:style-name="T414"><text:s/></text:span><text:span text:style-name="T415">ადგილზე</text:span><text:span text:style-name="T416"><text:s/></text:span><text:span text:style-name="T417">წყვეტენ</text:span><text:span text:style-name="T418"><text:s/></text:span><text:span text:style-name="T419">სტრინგს</text:span><text:span text:style-name="T420">, fgets<text:s/></text:span><text:span text:style-name="T421">და</text:span><text:span text:style-name="T422"><text:s/>fputs<text:s/></text:span><text:span text:style-name="T423">ფუქნციები</text:span><text:span text:style-name="T424"><text:s/></text:span><text:span text:style-name="T425">კი</text:span><text:span text:style-name="T426"><text:s/></text:span><text:span text:style-name="T427">ვუთითებთ</text:span><text:span text:style-name="T428"><text:s/></text:span><text:span text:style-name="T429">ზომას</text:span><text:span text:style-name="T430"><text:s/></text:span><text:span text:style-name="T431">თუ</text:span><text:span text:style-name="T432"><text:s/></text:span><text:span text:style-name="T433">რამდენი</text:span><text:span text:style-name="T434"><text:s/></text:span><text:span text:style-name="T435">ელემენტი</text:span><text:span text:style-name="T436"><text:s/></text:span><text:span text:style-name="T437">უნდა</text:span><text:span text:style-name="T438"><text:s/></text:span><text:span text:style-name="T439">ჩაიწეროს</text:span><text:span text:style-name="T440"><text:s/></text:span><text:span text:style-name="T441">სტრინგში</text:span><text:span text:style-name="T442">.</text:span></text:p>
      <text:p text:style-name="P443"/>
      <text:soft-page-break/>
      <text:p text:style-name="P444">sprintf(info, "The %s dept has %d employees.", str1, numb1);</text:p>
      <text:p text:style-name="Standard"><text:span text:style-name="T445">სტრინგის</text:span><text:span text:style-name="T446"><text:s/></text:span><text:span text:style-name="T447">შესაქმნელად</text:span><text:span text:style-name="T448">,<text:s/></text:span><text:span text:style-name="T449">რონელშიც</text:span><text:span text:style-name="T450"><text:s/></text:span><text:span text:style-name="T451">შეიძლება</text:span><text:span text:style-name="T452"><text:s/></text:span><text:span text:style-name="T453">იყოს</text:span><text:span text:style-name="T454"><text:s/></text:span><text:span text:style-name="T455">სხვადასხვა</text:span><text:span text:style-name="T456"><text:s/></text:span><text:span text:style-name="T457">ტიპის</text:span><text:span text:style-name="T458"><text:s/></text:span><text:span text:style-name="T459">ცვალდები</text:span><text:span text:style-name="T460"><text:s/></text:span><text:span text:style-name="T461">გააკეთებს</text:span><text:span text:style-name="T462"><text:s/></text:span><text:span text:style-name="T463">ერთ</text:span><text:span text:style-name="T464"><text:s/></text:span><text:span text:style-name="T465">გაერთიანებულ</text:span><text:span text:style-name="T466"><text:s/></text:span><text:span text:style-name="T467">სტრინგს</text:span></text:p>
      <text:p text:style-name="P468"/>
      <text:p text:style-name="P469"/>
      <text:p text:style-name="P470"><text:s/>sscanf(info, "%s %s %d", city, state, &amp;population);</text:p>
      <text:p text:style-name="Standard"><text:span text:style-name="T471"><text:s/>info<text:s/></text:span><text:span text:style-name="T472">არის</text:span><text:span text:style-name="T473"><text:s/></text:span><text:span text:style-name="T474">სტრინგი</text:span><text:span text:style-name="T475"><text:s/></text:span><text:span text:style-name="T476">სადაც</text:span><text:span text:style-name="T477"><text:s/></text:span><text:span text:style-name="T478">არის</text:span><text:span text:style-name="T479"><text:s/></text:span><text:span text:style-name="T480">ტექსტი</text:span><text:span text:style-name="T481">,<text:s/></text:span><text:span text:style-name="T482">სასურველია</text:span><text:span text:style-name="T483"><text:s/></text:span><text:span text:style-name="T484">რომ</text:span><text:span text:style-name="T485"><text:s/></text:span><text:span text:style-name="T486">არ</text:span><text:span text:style-name="T487"><text:s/></text:span><text:span text:style-name="T488">აირიოს</text:span><text:span text:style-name="T489"><text:s/></text:span><text:span text:style-name="T490">პროგრამა</text:span><text:span text:style-name="T491"><text:s/></text:span><text:span text:style-name="T492">შესაბამისად</text:span><text:span text:style-name="T493"><text:s/></text:span><text:span text:style-name="T494">ეწეროს</text:span><text:span text:style-name="T495"><text:s/></text:span><text:span text:style-name="T496">ტექსტი</text:span><text:span text:style-name="T497"><text:s/></text:span><text:span text:style-name="T498">სტრინგში</text:span><text:span text:style-name="T499"><text:s/></text:span><text:span text:style-name="T500">ანუ</text:span><text:span text:style-name="T501"><text:s/></text:span><text:span text:style-name="T502">ორი</text:span><text:span text:style-name="T503"><text:s/></text:span><text:span text:style-name="T504">სტრინგი</text:span><text:span text:style-name="T505"><text:s/></text:span><text:span text:style-name="T506">მესამე</text:span><text:span text:style-name="T507"><text:s/>digital<text:s/></text:span><text:span text:style-name="T508">რაიმე</text:span><text:span text:style-name="T509"><text:s/></text:span><text:span text:style-name="T510">რიცხვი</text:span><text:span text:style-name="T511">,<text:s/></text:span><text:span text:style-name="T512">აი</text:span><text:span text:style-name="T513"><text:s/></text:span><text:span text:style-name="T514">ასეთი</text:span><text:span text:style-name="T515">: "giga lalu 17"<text:s/></text:span><text:span text:style-name="T516">თითოეულს</text:span><text:span text:style-name="T517"><text:s/></text:span><text:span text:style-name="T518">ჩაალაგებს</text:span><text:span text:style-name="T519"><text:s/></text:span><text:span text:style-name="T520">შესაბამის</text:span><text:span text:style-name="T521"><text:s/></text:span><text:span text:style-name="T522">ცვლადებში</text:span><text:span text:style-name="T523">.</text:span></text:p>
      <text:p text:style-name="P524"><text:s/></text:p>
      <text:p text:style-name="Standard"><text:span text:style-name="T525">strchr(str,c)<text:s/></text:span><text:span text:style-name="T526">ხააბრუნებს</text:span><text:span text:style-name="T527"><text:s/></text:span><text:span text:style-name="T528">მისამართს</text:span><text:span text:style-name="T529"><text:s/></text:span><text:span text:style-name="T530">პირველი</text:span><text:span text:style-name="T531"><text:s/></text:span><text:span text:style-name="T532">ელემენტის</text:span><text:span text:style-name="T533"><text:s/></text:span><text:span text:style-name="T534">და</text:span><text:span text:style-name="T535"><text:s/></text:span><text:span text:style-name="T536">ჩაწერს</text:span><text:span text:style-name="T537"><text:s/></text:span><text:span text:style-name="T538">ქარში</text:span><text:span text:style-name="T539">,<text:s/></text:span><text:span text:style-name="T540">თუ</text:span><text:span text:style-name="T541"><text:s/></text:span><text:span text:style-name="T542">ვერ</text:span><text:span text:style-name="T543"><text:s/></text:span><text:span text:style-name="T544">გააკეთა</text:span><text:span text:style-name="T545"><text:s/></text:span><text:span text:style-name="T546">დააბრუნებს</text:span><text:span text:style-name="T547"><text:s/>NULL<text:s/></text:span><text:span text:style-name="T548">ს</text:span><text:span text:style-name="T549">.</text:span></text:p>
      <text:p text:style-name="P550"/>
      <text:p text:style-name="Standard"><text:span text:style-name="T551">int a = atoi("124") <text:s/></text:span><text:span text:style-name="T552">ინტში</text:span><text:span text:style-name="T553"><text:s/></text:span><text:span text:style-name="T554">გადაიტანს</text:span><text:span text:style-name="T555"><text:s/></text:span><text:span text:style-name="T556">სტრინგს</text:span><text:span text:style-name="T557">.<text:s/></text:span><text:span text:style-name="T558">პირველად</text:span><text:span text:style-name="T559"><text:s/></text:span><text:span text:style-name="T560">თუ</text:span><text:span text:style-name="T561"><text:s/></text:span><text:span text:style-name="T562">რიცხვი</text:span><text:span text:style-name="T563"><text:s/></text:span><text:span text:style-name="T564">შეხვა</text:span><text:span text:style-name="T565"><text:s/></text:span><text:span text:style-name="T566">დაწერს</text:span><text:span text:style-name="T567"><text:s/></text:span><text:span text:style-name="T568">რიცხვს</text:span><text:span text:style-name="T569"><text:s/></text:span><text:span text:style-name="T570">მანამდე</text:span><text:span text:style-name="T571"><text:s/></text:span><text:span text:style-name="T572">სანამ</text:span><text:span text:style-name="T573"><text:s/></text:span><text:span text:style-name="T574">რიცხვისგან</text:span><text:span text:style-name="T575"><text:s/></text:span><text:span text:style-name="T576">განსხვავებული</text:span><text:span text:style-name="T577"><text:s/></text:span><text:span text:style-name="T578">არ</text:span><text:span text:style-name="T579"><text:s/></text:span><text:span text:style-name="T580">შეხვდება</text:span><text:span text:style-name="T581"><text:s/></text:span><text:span text:style-name="T582">თუ</text:span><text:span text:style-name="T583"><text:s/></text:span><text:span text:style-name="T584">ეგრევე</text:span><text:span text:style-name="T585"><text:s/></text:span><text:span text:style-name="T586">განსხვავებული</text:span><text:span text:style-name="T587"><text:s/></text:span><text:span text:style-name="T588">შეხვდა</text:span><text:span text:style-name="T589"><text:s/></text:span><text:span text:style-name="T590">მაგ</text:span><text:span text:style-name="T591"><text:s/></text:span><text:span text:style-name="T592">რაიმე</text:span><text:span text:style-name="T593"><text:s/></text:span><text:span text:style-name="T594">ასო</text:span><text:span text:style-name="T595"><text:s/></text:span><text:span text:style-name="T596">დააბრუნებს</text:span><text:span text:style-name="T597"><text:s/>0</text:span><text:span text:style-name="T598">ს</text:span><text:span text:style-name="T599">.</text:span></text:p>
      <text:p text:style-name="P600"/>
      <text:p text:style-name="Standard"><text:span text:style-name="T601">void<text:s/></text:span><text:span text:style-name="T602">მიმთითებელი</text:span><text:span text:style-name="T603"><text:s/></text:span><text:span text:style-name="T604">ინახავს</text:span><text:span text:style-name="T605"><text:s/></text:span><text:span text:style-name="T606">ნებისმიერი</text:span><text:span text:style-name="T607"><text:s/></text:span><text:span text:style-name="T608">ტიპის</text:span><text:span text:style-name="T609"><text:s/></text:span><text:span text:style-name="T610">მისამართს</text:span><text:span text:style-name="T611">.</text:span></text:p>
      <text:p text:style-name="P612">int a, char b, float c, double d, void v.</text:p>
      <text:p text:style-name="Standard"><text:span text:style-name="T613">v = &amp;a, v =&amp;b, v=&amp;c, v=&amp;d.<text:s/></text:span><text:span text:style-name="T614">შეუძლია</text:span><text:span text:style-name="T615"><text:s/></text:span><text:span text:style-name="T616">მიიღოს</text:span><text:span text:style-name="T617"><text:s/></text:span><text:span text:style-name="T618">ნებისმიერ</text:span><text:span text:style-name="T619"><text:s/></text:span><text:span text:style-name="T620">დროს</text:span><text:span text:style-name="T621"><text:s/></text:span><text:span text:style-name="T622">ნებისმიერი</text:span><text:span text:style-name="T623"><text:s/></text:span><text:span text:style-name="T624">ტიპის</text:span><text:span text:style-name="T625"><text:s/></text:span><text:span text:style-name="T626">მისამართი</text:span><text:span text:style-name="T627">.<text:s/></text:span><text:span text:style-name="T628">იკავებს</text:span><text:span text:style-name="T629"><text:s/>8<text:s/></text:span><text:span text:style-name="T630">ბიტს</text:span><text:span text:style-name="T631">.</text:span></text:p>
      <text:p text:style-name="P632"/>
      <text:p text:style-name="Standard"><text:span text:style-name="T633">როცა</text:span><text:span text:style-name="T634"><text:s/></text:span><text:span text:style-name="T635">ვოიდ</text:span><text:span text:style-name="T636"><text:s/></text:span><text:span text:style-name="T637">ტიპის</text:span><text:span text:style-name="T638"><text:s/></text:span><text:span text:style-name="T639">მიმთითებელთან</text:span><text:span text:style-name="T640"><text:s/></text:span><text:span text:style-name="T641">გვაქვს</text:span><text:span text:style-name="T642"><text:s/></text:span><text:span text:style-name="T643">საქმე</text:span><text:span text:style-name="T644"><text:s/></text:span><text:span text:style-name="T645">საჭიროა</text:span><text:span text:style-name="T646"><text:s/></text:span><text:span text:style-name="T647">მისი</text:span><text:span text:style-name="T648"><text:s/></text:span><text:span text:style-name="T649">მითითებული</text:span><text:span text:style-name="T650"><text:s/></text:span><text:span text:style-name="T651">მისამართიდან</text:span><text:span text:style-name="T652"><text:s/></text:span><text:span text:style-name="T653">ამოვიღოთ</text:span><text:span text:style-name="T654"><text:s/></text:span><text:span text:style-name="T655">ცვლადი</text:span><text:span text:style-name="T656"><text:s/></text:span><text:span text:style-name="T657">შესაბამისი</text:span><text:span text:style-name="T658"><text:s/></text:span><text:span text:style-name="T659">ტიპის</text:span><text:span text:style-name="T660"><text:s/></text:span><text:span text:style-name="T661">მითითებით</text:span><text:span text:style-name="T662">.<text:s/></text:span><text:span text:style-name="T663">ანუ</text:span><text:span text:style-name="T664"><text:s/></text:span><text:span text:style-name="T665">თუ</text:span><text:span text:style-name="T666"><text:s/></text:span><text:span text:style-name="T667">არის</text:span><text:span text:style-name="T668"><text:s/></text:span><text:span text:style-name="T669">ინტის</text:span><text:span text:style-name="T670"><text:s/></text:span><text:span text:style-name="T671">მიმთითებელი</text:span><text:span text:style-name="T672"><text:s/></text:span><text:span text:style-name="T673">ვწერთ</text:span><text:span text:style-name="T674"><text:s/></text:span><text:span text:style-name="T675">ასე</text:span><text:span text:style-name="T676"><text:s/>*( (int *)ptr),<text:s/></text:span><text:span text:style-name="T677">ნიშნავს</text:span><text:span text:style-name="T678"><text:s/></text:span><text:span text:style-name="T679">რომ</text:span><text:span text:style-name="T680"><text:s/></text:span><text:span text:style-name="T681">ვიღებთ</text:span><text:span text:style-name="T682"><text:s/></text:span><text:span text:style-name="T683">ინტ</text:span><text:span text:style-name="T684"><text:s/></text:span><text:span text:style-name="T685">ტიპის</text:span><text:span text:style-name="T686"><text:s/></text:span><text:span text:style-name="T687">პოინტერიდან</text:span><text:span text:style-name="T688"><text:s/></text:span><text:span text:style-name="T689">იმ</text:span><text:span text:style-name="T690"><text:s/></text:span><text:span text:style-name="T691">რიცხვს</text:span><text:span text:style-name="T692"><text:s/></text:span><text:span text:style-name="T693">რახზეც</text:span><text:span text:style-name="T694"><text:s/></text:span><text:span text:style-name="T695">იგი</text:span><text:span text:style-name="T696"><text:s/></text:span><text:span text:style-name="T697">მიუთითებს</text:span><text:span text:style-name="T698">.</text:span></text:p>
      <text:p text:style-name="P699"/>
      <text:p text:style-name="P700">typedef struct{} stractname;</text:p>
      <text:p text:style-name="P701"/>
      <text:p text:style-name="P702">int main()</text:p>
      <text:p text:style-name="P703">{</text:p>
      <text:p text:style-name="P704">structname sn;</text:p>
      <text:p text:style-name="P705">}</text:p>
      <text:p text:style-name="Standard"><text:span text:style-name="T706">ტაიფდეფის</text:span><text:span text:style-name="T707"><text:s/></text:span><text:span text:style-name="T708">დროს</text:span><text:span text:style-name="T709"><text:s/></text:span><text:span text:style-name="T710">სახელს</text:span><text:span text:style-name="T711"><text:s/></text:span><text:span text:style-name="T712">ვწერთ</text:span><text:span text:style-name="T713"><text:s/></text:span><text:span text:style-name="T714">ბოლოში</text:span><text:span text:style-name="T715"><text:s/></text:span><text:span text:style-name="T716">და</text:span><text:span text:style-name="T717"><text:s/></text:span><text:span text:style-name="T718">მთავარ</text:span><text:span text:style-name="T719"><text:s/></text:span><text:span text:style-name="T720">კოდში</text:span><text:span text:style-name="T721"><text:s/></text:span><text:span text:style-name="T722">მისი</text:span><text:span text:style-name="T723"><text:s/></text:span><text:span text:style-name="T724">ობიექტის</text:span><text:span text:style-name="T725"><text:s/></text:span><text:span text:style-name="T726">აღწერისას</text:span><text:span text:style-name="T727"><text:s/></text:span><text:span text:style-name="T728">აღარ</text:span><text:span text:style-name="T729"><text:s/></text:span><text:span text:style-name="T730">გვიწევს</text:span><text:span text:style-name="T731"><text:s/>struct<text:s/></text:span><text:span text:style-name="T732">ის</text:span><text:span text:style-name="T733"><text:s/></text:span><text:span text:style-name="T734">დაწერა</text:span><text:span text:style-name="T735">,<text:s/></text:span><text:span text:style-name="T736">პირდაპირ</text:span><text:span text:style-name="T737"><text:s/></text:span><text:span text:style-name="T738">ვწერთ</text:span><text:span text:style-name="T739"><text:s/></text:span><text:span text:style-name="T740">სტრუქტურის</text:span><text:span text:style-name="T741"><text:s/></text:span><text:span text:style-name="T742">სახელს</text:span><text:span text:style-name="T743"><text:s/></text:span><text:span text:style-name="T744">და</text:span><text:span text:style-name="T745"><text:s/></text:span><text:span text:style-name="T746">შდეგ</text:span><text:span text:style-name="T747"><text:s/></text:span><text:span text:style-name="T748">ცვლადის</text:span><text:span text:style-name="T749"><text:s/></text:span><text:span text:style-name="T750">სახელს</text:span><text:span text:style-name="T751">.</text:span></text:p>
      <text:p text:style-name="P752"/>
      <text:p text:style-name="Standard"><text:span text:style-name="T753">პოინტერი</text:span><text:span text:style-name="T754"><text:s/></text:span><text:span text:style-name="T755">რომელშიც</text:span><text:span text:style-name="T756"><text:s/></text:span><text:span text:style-name="T757">ინახება</text:span><text:span text:style-name="T758"><text:s/></text:span><text:span text:style-name="T759">მისამართი</text:span><text:span text:style-name="T760"><text:s/></text:span><text:span text:style-name="T761">თუ</text:span><text:span text:style-name="T762"><text:s/></text:span><text:span text:style-name="T763">გვაქვს</text:span><text:span text:style-name="T764">,<text:s/></text:span><text:span text:style-name="T765">სტრუქტურის</text:span><text:span text:style-name="T766"><text:s/></text:span><text:span text:style-name="T767">პოინტერი</text:span></text:p>
      <text:p text:style-name="P768">struct mystruct{</text:p>
      <text:p text:style-name="P769">int a;</text:p>
      <text:p text:style-name="P770">};</text:p>
      <text:p text:style-name="P771">main</text:p>
      <text:p text:style-name="P772"/>
      <text:p text:style-name="P773">struct mystruct *myvarp;</text:p>
      <text:p text:style-name="P774">struct mystruct myvar;</text:p>
      <text:p text:style-name="P775">myvar.a = 15;</text:p>
      <text:p text:style-name="P776"><text:s/>myvarp=&amp;myvar;</text:p>
      <text:p text:style-name="P777">myvarp-&gt;a;<text:s/></text:p>
      <text:p text:style-name="P778"/>
      <text:p text:style-name="Standard"><text:span text:style-name="T779">მიმთითებელში</text:span><text:span text:style-name="T780"><text:s/></text:span><text:span text:style-name="T781">მხოლოდ</text:span><text:span text:style-name="T782"><text:s/></text:span><text:span text:style-name="T783">მისამართია</text:span><text:span text:style-name="T784">.<text:s/></text:span><text:span text:style-name="T785">მასზე</text:span><text:span text:style-name="T786"><text:s/></text:span><text:span text:style-name="T787">არსებული</text:span><text:span text:style-name="T788"><text:s/></text:span><text:span text:style-name="T789">ინფორმაცია</text:span><text:span text:style-name="T790"><text:s/></text:span><text:span text:style-name="T791">იკითხება</text:span><text:span text:style-name="T792"><text:s/>*<text:s/></text:span><text:span text:style-name="T793">ის</text:span><text:span text:style-name="T794"><text:s/></text:span><text:span text:style-name="T795">საშუალებით</text:span><text:span text:style-name="T796">,<text:s/></text:span><text:span text:style-name="T797">ანუ</text:span><text:span text:style-name="T798"><text:s/></text:span><text:span text:style-name="T799">როცა</text:span><text:span text:style-name="T800"><text:s/></text:span><text:span text:style-name="T801">რაიმე</text:span><text:span text:style-name="T802"><text:s/></text:span><text:span text:style-name="T803">ცვლადის</text:span><text:span text:style-name="T804"><text:s/></text:span><text:span text:style-name="T805">მისამართს</text:span><text:span text:style-name="T806"><text:s/></text:span><text:span text:style-name="T807">მივანიჭებთ</text:span><text:span text:style-name="T808"><text:s/></text:span><text:span text:style-name="T809">პოინტტერს</text:span><text:span text:style-name="T810"><text:s/>*<text:s/></text:span><text:span text:style-name="T811">ის</text:span><text:span text:style-name="T812"><text:s/></text:span><text:span text:style-name="T813">საშუალებით</text:span><text:span text:style-name="T814"><text:s/></text:span><text:span text:style-name="T815">ვიღებთ</text:span><text:span text:style-name="T816"><text:s/></text:span><text:span text:style-name="T817">მნიშვნელობას</text:span><text:span text:style-name="T818"><text:s/></text:span><text:span text:style-name="T819">ამ</text:span><text:span text:style-name="T820"><text:s/></text:span><text:span text:style-name="T821">მისამართიდან</text:span><text:span text:style-name="T822">.<text:s/></text:span><text:span text:style-name="T823">სტრუქტურის</text:span><text:span text:style-name="T824"><text:s/></text:span><text:span text:style-name="T825">შემთხვევაში</text:span><text:span text:style-name="T826"><text:s/></text:span><text:span text:style-name="T827">სხვა</text:span><text:span text:style-name="T828"><text:s/></text:span><text:span text:style-name="T829">სიმბოლო</text:span><text:span text:style-name="T830"><text:s/></text:span><text:span text:style-name="T831">გვჭირდება</text:span><text:span text:style-name="T832"><text:s/></text:span><text:span text:style-name="T833">რაც</text:span><text:span text:style-name="T834"><text:s/></text:span><text:span text:style-name="T835">მაგალითში</text:span><text:span text:style-name="T836"><text:s/></text:span><text:span text:style-name="T837">ჩანს</text:span><text:span text:style-name="T838">.<text:s/></text:span><text:span text:style-name="T839">შევქმენით</text:span><text:span text:style-name="T840"><text:s/></text:span><text:span text:style-name="T841">სტრუქტურა</text:span><text:span text:style-name="T842">,<text:s/></text:span><text:span text:style-name="T843">მთავარ</text:span><text:span text:style-name="T844"><text:s/></text:span><text:span text:style-name="T845">ფუნქციაში</text:span><text:span text:style-name="T846"><text:s/></text:span><text:span text:style-name="T847">კი</text:span><text:span text:style-name="T848"><text:s/></text:span><text:span text:style-name="T849">მისი</text:span><text:span text:style-name="T850"><text:s/></text:span><text:span text:style-name="T851">ტიპის</text:span><text:span text:style-name="T852"><text:s/></text:span><text:span text:style-name="T853">მიმთითებელი</text:span><text:span text:style-name="T854"><text:s/></text:span><text:span text:style-name="T855">და</text:span><text:span text:style-name="T856"><text:s/></text:span><text:span text:style-name="T857">მისი</text:span><text:span text:style-name="T858"><text:s/></text:span><text:span text:style-name="T859">ტიპიც</text:span><text:span text:style-name="T860"><text:s/></text:span><text:span text:style-name="T861">ცვლადი</text:span><text:span text:style-name="T862">. myvar<text:s/></text:span><text:span text:style-name="T863">არის</text:span><text:span text:style-name="T864"><text:s/></text:span><text:span text:style-name="T865">ცვლადი</text:span><text:span text:style-name="T866"><text:s/></text:span><text:span text:style-name="T867">რომელშიც</text:span><text:span text:style-name="T868"><text:s/></text:span><text:span text:style-name="T869">ვწერთ</text:span><text:span text:style-name="T870"><text:s/></text:span><text:span text:style-name="T871">რაღაც</text:span><text:span text:style-name="T872"><text:s/></text:span><text:span text:style-name="T873">მნიშვნელობას</text:span><text:span text:style-name="T874">.<text:s/></text:span><text:span text:style-name="T875">შემდეგ</text:span><text:span text:style-name="T876"><text:s/></text:span><text:span text:style-name="T877">მიმთითებელში</text:span><text:span text:style-name="T878"><text:s/></text:span><text:span text:style-name="T879">ვწერთ</text:span><text:span text:style-name="T880"><text:s/></text:span><text:span text:style-name="T881">ამ</text:span><text:span text:style-name="T882"><text:s/></text:span><text:span text:style-name="T883">ცვლადის</text:span><text:span text:style-name="T884"><text:s/></text:span><text:span text:style-name="T885">მისამართს</text:span><text:span text:style-name="T886">.<text:s/></text:span><text:span text:style-name="T887">რადგანაც</text:span><text:span text:style-name="T888"><text:s/></text:span><text:span text:style-name="T889">ვიცით</text:span><text:span text:style-name="T890"><text:s/></text:span><text:span text:style-name="T891">რომ</text:span><text:span text:style-name="T892"><text:s/></text:span><text:span text:style-name="T893">სტრუქტურა</text:span><text:span text:style-name="T894"><text:s/></text:span><text:span text:style-name="T895">რამდენიმე</text:span><text:span text:style-name="T896"><text:s/></text:span><text:span text:style-name="T897">ცვლადისგან</text:span><text:span text:style-name="T898"><text:s/></text:span><text:span text:style-name="T899">შედგება</text:span><text:span text:style-name="T900"><text:s/></text:span><text:span text:style-name="T901">მის</text:span><text:span text:style-name="T902"><text:s/></text:span><text:span text:style-name="T903">თითოეულ</text:span><text:span text:style-name="T904"><text:s/></text:span><text:span text:style-name="T905">წევრს</text:span><text:span text:style-name="T906"><text:s/></text:span><text:span text:style-name="T907">მივმართავთ</text:span><text:span text:style-name="T908"><text:s/>.<text:s/></text:span><text:span text:style-name="T909">წერტილის</text:span><text:span text:style-name="T910"><text:s/></text:span><text:span text:style-name="T911">საშუალებით</text:span><text:span text:style-name="T912">.<text:s/></text:span><text:span text:style-name="T913">ხოლო</text:span><text:span text:style-name="T914"><text:s/></text:span><text:span text:style-name="T915">თუ</text:span><text:span text:style-name="T916"><text:s/></text:span><text:span text:style-name="T917">პოინტერიდან</text:span><text:span text:style-name="T918"><text:s/></text:span><text:span text:style-name="T919">მივმართავთ</text:span><text:span text:style-name="T920"><text:s/></text:span><text:span text:style-name="T921">გვჭირდება</text:span><text:span text:style-name="T922"><text:s/>-&gt;<text:s/></text:span><text:span text:style-name="T923">ასეთი</text:span><text:span text:style-name="T924"><text:s/></text:span><text:span text:style-name="T925">სიმბოლოების</text:span><text:span text:style-name="T926"><text:s/></text:span><text:span text:style-name="T927">კომბინაცია</text:span><text:span text:style-name="T928">.<text:s/></text:span><text:span text:style-name="T929">რაც</text:span><text:span text:style-name="T930"><text:s/></text:span><text:span text:style-name="T931">ნიშნავს</text:span><text:span text:style-name="T932">, myvarp-&gt;a; myvarp<text:s/></text:span><text:span text:style-name="T933">არის</text:span><text:span text:style-name="T934"><text:s/></text:span><text:span text:style-name="T935">მიმთითებელი</text:span><text:span text:style-name="T936"><text:s/></text:span><text:span text:style-name="T937">რომელშიც</text:span><text:span text:style-name="T938"><text:s/></text:span><text:span text:style-name="T939">წერია</text:span><text:span text:style-name="T940"><text:s/></text:span><text:span text:style-name="T941">რომელიღაც</text:span><text:span text:style-name="T942"><text:s/></text:span><text:span text:style-name="T943">სტრუქტურის</text:span><text:span text:style-name="T944"><text:s/></text:span><text:span text:style-name="T945">ტიპი</text:span><text:span text:style-name="T946">.<text:s/></text:span><text:span text:style-name="T947">სიმბოლოებით</text:span><text:span text:style-name="T948"><text:s/></text:span><text:span text:style-name="T949">ამ</text:span><text:span text:style-name="T950"><text:s/></text:span><text:span text:style-name="T951">სტრუქტურის</text:span><text:span text:style-name="T952"><text:s/></text:span><text:span text:style-name="T953">ტიპის</text:span><text:span text:style-name="T954"><text:s/></text:span><text:span text:style-name="T955">კონკრეტულ</text:span><text:span text:style-name="T956"><text:s/></text:span><text:span text:style-name="T957">წევრს</text:span><text:span text:style-name="T958"><text:s/></text:span><text:span text:style-name="T959">ვიძახებთ</text:span><text:span text:style-name="T960">.<text:s/></text:span><text:span text:style-name="T961">ეგდოს</text:span><text:span text:style-name="T962"><text:s/></text:span><text:span text:style-name="T963">დაბლა</text:span><text:span text:style-name="T964"><text:s/></text:span><text:span text:style-name="T965">მაგალითიც</text:span><text:span text:style-name="T966">.</text:span></text:p>
      <text:p text:style-name="P967">#include &lt;stdio.h&gt;</text:p>
      <text:p text:style-name="P968">#include &lt;string.h&gt;</text:p>
      <text:p text:style-name="P969"/>
      <text:p text:style-name="P970">typedef struct {</text:p>
      <text:p text:style-name="P971"><text:s text:c="2"/>int id;</text:p>
      <text:p text:style-name="P972"><text:s text:c="2"/>char title[40];</text:p>
      <text:p text:style-name="P973"><text:s text:c="2"/>float hours;<text:s/></text:p>
      <text:p text:style-name="P974">} course;</text:p>
      <text:p text:style-name="P975"/>
      <text:p text:style-name="P976">void update_course(course *class);</text:p>
      <text:p text:style-name="P977">void display_course(course class);</text:p>
      <text:p text:style-name="P978"/>
      <text:p text:style-name="P979">int main() {</text:p>
      <text:p text:style-name="P980"><text:s text:c="2"/>course cs2;</text:p>
      <text:p text:style-name="P981"><text:s text:c="2"/>update_course(&amp;cs2);</text:p>
      <text:p text:style-name="P982"><text:s text:c="2"/>display_course(cs2);</text:p>
      <text:p text:style-name="P983"><text:s text:c="2"/>return 0;</text:p>
      <text:p text:style-name="P984">}</text:p>
      <text:p text:style-name="P985"/>
      <text:p text:style-name="P986">void update_course(course *class) {</text:p>
      <text:p text:style-name="P987"><text:s text:c="2"/>strcpy(class-&gt;title, "C++ Fundamentals");</text:p>
      <text:p text:style-name="P988"><text:s text:c="2"/>class-&gt;id = 111;</text:p>
      <text:p text:style-name="P989"><text:s text:c="2"/>class-&gt;hours = 12.30;</text:p>
      <text:p text:style-name="P990">}</text:p>
      <text:p text:style-name="P991"/>
      <text:p text:style-name="P992">void display_course(course class) {</text:p>
      <text:p text:style-name="P993"><text:s text:c="2"/>printf("%d\t%s\t%3.2f\n", class.id, class.title, class.hours);</text:p>
      <text:p text:style-name="P994">}</text:p>
      <text:p text:style-name="P995"/>
      <text:p text:style-name="Standard"><text:span text:style-name="T996">უნიონი</text:span><text:span text:style-name="T997"><text:s/></text:span><text:span text:style-name="T998">სტრუქტურის</text:span><text:span text:style-name="T999"><text:s/></text:span><text:span text:style-name="T1000">მსგავსი</text:span><text:span text:style-name="T1001"><text:s/></text:span><text:span text:style-name="T1002">ტიპია</text:span><text:span text:style-name="T1003"><text:s/></text:span><text:span text:style-name="T1004">ორონდ</text:span><text:span text:style-name="T1005"><text:s/></text:span><text:span text:style-name="T1006">მისი</text:span><text:span text:style-name="T1007"><text:s/></text:span><text:span text:style-name="T1008">წევრები</text:span><text:span text:style-name="T1009"><text:s/></text:span><text:span text:style-name="T1010">ცვლადები</text:span><text:span text:style-name="T1011"><text:s/></text:span><text:span text:style-name="T1012">სხვადასხვა</text:span><text:span text:style-name="T1013"><text:s/></text:span><text:span text:style-name="T1014">მისამართზე</text:span><text:span text:style-name="T1015"><text:s/></text:span><text:span text:style-name="T1016">არ</text:span><text:span text:style-name="T1017"><text:s/></text:span><text:span text:style-name="T1018">არიან</text:span><text:span text:style-name="T1019">,<text:s/></text:span><text:span text:style-name="T1020">ყველანი</text:span><text:span text:style-name="T1021"><text:s/></text:span><text:span text:style-name="T1022">იწყებენ</text:span><text:span text:style-name="T1023"><text:s/></text:span><text:span text:style-name="T1024">ერთიდაიგივე</text:span><text:span text:style-name="T1025"><text:s/></text:span><text:span text:style-name="T1026">მისამარტიდან</text:span><text:span text:style-name="T1027">,<text:s/></text:span><text:span text:style-name="T1028">ყველაზე</text:span><text:span text:style-name="T1029"><text:s/></text:span><text:span text:style-name="T1030">დიდი</text:span><text:span text:style-name="T1031"><text:s/></text:span><text:span text:style-name="T1032">რომელი</text:span><text:span text:style-name="T1033"><text:s/></text:span><text:span text:style-name="T1034">ტიპიც</text:span><text:span text:style-name="T1035"><text:s/></text:span><text:span text:style-name="T1036">იქნება</text:span><text:span text:style-name="T1037"><text:s/></text:span><text:span text:style-name="T1038">ისაა</text:span><text:span text:style-name="T1039"><text:s/></text:span><text:span text:style-name="T1040">უნიონის</text:span><text:span text:style-name="T1041"><text:s/></text:span><text:span text:style-name="T1042">საერთო</text:span><text:span text:style-name="T1043"><text:s/></text:span><text:span text:style-name="T1044">ზომა</text:span><text:span text:style-name="T1045">. short<text:s/></text:span><text:span text:style-name="T1046">და</text:span><text:span text:style-name="T1047"><text:s/>long 2<text:s/></text:span><text:span text:style-name="T1048">და</text:span><text:span text:style-name="T1049"><text:s/>4<text:s/></text:span><text:span text:style-name="T1050">ბაიტიანი</text:span><text:span text:style-name="T1051"><text:s/></text:span><text:span text:style-name="T1052">ცვლადები</text:span><text:span text:style-name="T1053"><text:s/></text:span><text:span text:style-name="T1054">რომ</text:span><text:span text:style-name="T1055"><text:s/></text:span><text:span text:style-name="T1056">შევავსოთ</text:span><text:span text:style-name="T1057"><text:s/></text:span><text:span text:style-name="T1058">მაგ</text:span><text:span text:style-name="T1059"><text:s/></text:span><text:span text:style-name="T1060">პირველში</text:span><text:span text:style-name="T1061"><text:s/></text:span><text:span text:style-name="T1062">ჩავწეროთ</text:span><text:span text:style-name="T1063"><text:s/>5<text:s/></text:span><text:span text:style-name="T1064">ხოლო</text:span><text:span text:style-name="T1065"><text:s/></text:span><text:span text:style-name="T1066">მეორეშიც</text:span><text:span text:style-name="T1067"><text:s/>5<text:s/></text:span><text:span text:style-name="T1068">შეიცვლება</text:span><text:span text:style-name="T1069"><text:s/></text:span><text:span text:style-name="T1070">პირველისნისვნელობა</text:span><text:span text:style-name="T1071"><text:s/></text:span><text:span text:style-name="T1072">რადგანაც</text:span><text:span text:style-name="T1073"><text:s/></text:span><text:span text:style-name="T1074">ჯამსი</text:span><text:span text:style-name="T1075"><text:s/></text:span><text:span text:style-name="T1076">გვაქვს</text:span><text:span text:style-name="T1077"><text:s/>4<text:s/></text:span><text:span text:style-name="T1078">ბაიტი</text:span><text:span text:style-name="T1079"><text:s/></text:span><text:span text:style-name="T1080">და</text:span><text:span text:style-name="T1081"><text:s/></text:span><text:span text:style-name="T1082">შორთი</text:span><text:span text:style-name="T1083"><text:s/></text:span><text:span text:style-name="T1084">ცვლის</text:span><text:span text:style-name="T1085"><text:s/></text:span><text:span text:style-name="T1086">მხოლოდ</text:span><text:span text:style-name="T1087"><text:s/></text:span><text:span text:style-name="T1088">პირველ</text:span><text:span text:style-name="T1089"><text:s/>2</text:span><text:span text:style-name="T1090">ს</text:span><text:span text:style-name="T1091"><text:s/></text:span><text:span text:style-name="T1092">ლოგნი</text:span><text:span text:style-name="T1093"><text:s/></text:span><text:span text:style-name="T1094">კი</text:span><text:span text:style-name="T1095"><text:s/></text:span><text:span text:style-name="T1096">ყველას</text:span><text:span text:style-name="T1097"><text:s/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lfaen" svg:font-family="Sylfaen" style:font-family-generic="roman" style:font-pitch="variable" svg:panose-1="1 10 5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Lu</dc:creator>
    <meta:creation-date>2017-07-14T00:29:00Z</meta:creation-date>
    <dc:date>2019-01-06T12:09:00Z</dc:date>
    <meta:template xlink:href="Normal.dotm" xlink:type="simple"/>
    <meta:editing-cycles>11</meta:editing-cycles>
    <meta:editing-duration>PT2520S</meta:editing-duration>
    <meta:document-statistic meta:page-count="4" meta:paragraph-count="12" meta:word-count="958" meta:character-count="6408" meta:row-count="45" meta:non-whitespace-character-count="5462"/>
  </office:meta>
</office:document-meta>
</file>